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justify" style:justify-single-word="false">
        <style:tab-stops>
          <style:tab-stop style:position="8.5cm" style:type="center"/>
          <style:tab-stop style:position="17cm" style:type="right"/>
          <style:tab-stop style:position="17.013cm"/>
        </style:tab-stops>
      </style:paragraph-properties>
      <style:text-properties officeooo:rsid="001b487d" officeooo:paragraph-rsid="001b487d"/>
    </style:style>
    <style:style style:name="P2" style:family="paragraph" style:parent-style-name="Text_20_body">
      <style:paragraph-properties fo:text-align="justify" style:justify-single-word="false"/>
      <style:text-properties officeooo:paragraph-rsid="000285ff"/>
    </style:style>
    <style:style style:name="P3" style:family="paragraph" style:parent-style-name="Text_20_body">
      <style:paragraph-properties fo:text-align="justify" style:justify-single-word="false"/>
      <style:text-properties officeooo:paragraph-rsid="001cbf49"/>
    </style:style>
    <style:style style:name="P4" style:family="paragraph" style:parent-style-name="Text_20_body">
      <style:paragraph-properties fo:text-align="justify" style:justify-single-word="false"/>
      <style:text-properties officeooo:rsid="00039ad6" officeooo:paragraph-rsid="00039ad6"/>
    </style:style>
    <style:style style:name="P5" style:family="paragraph" style:parent-style-name="Text_20_body">
      <style:paragraph-properties fo:text-align="justify" style:justify-single-word="false"/>
      <style:text-properties officeooo:rsid="0004d88d" officeooo:paragraph-rsid="0004d88d"/>
    </style:style>
    <style:style style:name="P6" style:family="paragraph" style:parent-style-name="Text_20_body">
      <style:paragraph-properties fo:text-align="start" style:justify-single-word="false"/>
      <style:text-properties officeooo:rsid="000511b5" officeooo:paragraph-rsid="000511b5"/>
    </style:style>
    <style:style style:name="P7"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text-align="start" style:justify-single-word="false" fo:background-color="#f8f8f8"/>
      <style:text-properties style:font-name="MathJax_Typewriter" fo:language="zxx" fo:country="none" officeooo:rsid="000511b5" officeooo:paragraph-rsid="000511b5"/>
    </style:style>
    <style:style style:name="P8"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ext-properties style:font-name="MathJax_Typewriter" fo:language="zxx" fo:country="none"/>
    </style:style>
    <style:style style:name="P9"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ext-properties style:font-name="MathJax_Typewriter" fo:language="zxx" fo:country="none" officeooo:paragraph-rsid="0012a74f"/>
    </style:style>
    <style:style style:name="P10" style:family="paragraph" style:parent-style-name="Text_20_body">
      <style:paragraph-properties fo:line-height="100%" fo:text-align="justify" style:justify-single-word="false"/>
      <style:text-properties style:font-name="MathJax_Typewriter" officeooo:rsid="00149689" officeooo:paragraph-rsid="00149689"/>
    </style:style>
    <style:style style:name="P11" style:family="paragraph" style:parent-style-name="Text_20_body">
      <style:text-properties officeooo:paragraph-rsid="000511b5"/>
    </style:style>
    <style:style style:name="P12"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officeooo:paragraph-rsid="000511b5"/>
    </style:style>
    <style:style style:name="P13" style:family="paragraph" style:parent-style-name="Text_20_body">
      <style:text-properties fo:language="zxx" fo:country="none"/>
    </style:style>
    <style:style style:name="P14"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ext-properties fo:language="zxx" fo:country="none"/>
    </style:style>
    <style:style style:name="P15"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ext-properties officeooo:paragraph-rsid="000511b5"/>
    </style:style>
    <style:style style:name="P16"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ext-properties officeooo:paragraph-rsid="00062205"/>
    </style:style>
    <style:style style:name="P17"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text-properties officeooo:paragraph-rsid="0008216e"/>
    </style:style>
    <style:style style:name="P18"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line-height="100%" fo:background-color="#f8f8f8"/>
    </style:style>
    <style:style style:name="P19" style:family="paragraph" style:parent-style-name="Text_20_body">
      <style:paragraph-properties fo:line-height="100%" fo:text-align="justify" style:justify-single-word="false"/>
      <style:text-properties officeooo:paragraph-rsid="00149689"/>
    </style:style>
    <style:style style:name="P20" style:family="paragraph" style:parent-style-name="Text_20_body">
      <style:paragraph-properties fo:line-height="100%" fo:text-align="justify" style:justify-single-word="false"/>
      <style:text-properties officeooo:paragraph-rsid="00167ebf"/>
    </style:style>
    <style:style style:name="P21" style:family="paragraph" style:parent-style-name="Text_20_body">
      <style:paragraph-properties fo:line-height="100%" fo:text-align="justify" style:justify-single-word="false"/>
      <style:text-properties officeooo:paragraph-rsid="00184b0c"/>
    </style:style>
    <style:style style:name="P22" style:family="paragraph" style:parent-style-name="Text_20_body">
      <style:text-properties officeooo:paragraph-rsid="00062205"/>
    </style:style>
    <style:style style:name="P23"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officeooo:paragraph-rsid="00062205"/>
    </style:style>
    <style:style style:name="P24"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style>
    <style:style style:name="P25" style:family="paragraph" style:parent-style-name="Text_20_body">
      <style:text-properties officeooo:paragraph-rsid="0008216e"/>
    </style:style>
    <style:style style:name="P26" style:family="paragraph" style:parent-style-name="Text_20_body">
      <style:text-properties officeooo:paragraph-rsid="0010cfe3"/>
    </style:style>
    <style:style style:name="P27"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officeooo:paragraph-rsid="0010cfe3"/>
    </style:style>
    <style:style style:name="P28" style:family="paragraph" style:parent-style-name="Text_20_body">
      <style:text-properties officeooo:paragraph-rsid="00124016"/>
    </style:style>
    <style:style style:name="P29" style:family="paragraph" style:parent-style-name="Text_20_body">
      <loext:graphic-properties draw:fill="solid" draw:fill-color="#f8f8f8" draw:opacity="100%"/>
      <style:paragraph-properties ch2_options="{'Style': 'emacs', 'Language': 'Python 3', 'UseCharStyles': 1, 'LineNumberRatio': 100, 'LineNumberStart': 1, 'MasterCharStyle': '', 'ShowLineNumbers': 0, 'ColourizeBackground': 1, 'LineNumberSeparator': '  ', 'StoreOptionsWithSnippet': 1}" fo:background-color="#f8f8f8"/>
      <style:text-properties officeooo:paragraph-rsid="00124016"/>
    </style:style>
    <style:style style:name="P30" style:family="paragraph" style:parent-style-name="Text_20_body">
      <style:paragraph-properties fo:line-height="100%" fo:text-align="justify" style:justify-single-word="false"/>
      <style:text-properties style:font-name="Liberation Serif" officeooo:rsid="00149689" officeooo:paragraph-rsid="00149689"/>
    </style:style>
    <style:style style:name="P31" style:family="paragraph" style:parent-style-name="Text_20_body">
      <style:paragraph-properties fo:line-height="100%" fo:text-align="justify" style:justify-single-word="false"/>
      <style:text-properties style:font-name="Liberation Serif" officeooo:rsid="00149689" officeooo:paragraph-rsid="0017b643"/>
    </style:style>
    <style:style style:name="P32" style:family="paragraph" style:parent-style-name="Text_20_body">
      <style:paragraph-properties fo:line-height="100%" fo:text-align="justify" style:justify-single-word="false"/>
      <style:text-properties style:font-name="Liberation Serif" officeooo:rsid="00149689" officeooo:paragraph-rsid="00184b0c"/>
    </style:style>
    <style:style style:name="P33" style:family="paragraph" style:parent-style-name="Text_20_body">
      <style:paragraph-properties fo:line-height="100%" fo:text-align="justify" style:justify-single-word="false"/>
      <style:text-properties style:font-name="Liberation Serif" officeooo:rsid="00149689" officeooo:paragraph-rsid="001850ed"/>
    </style:style>
    <style:style style:name="P34" style:family="paragraph" style:parent-style-name="Text_20_body">
      <style:text-properties officeooo:paragraph-rsid="00184b0c"/>
    </style:style>
    <style:style style:name="P35" style:family="paragraph" style:parent-style-name="Text_20_body">
      <style:text-properties officeooo:paragraph-rsid="001850ed"/>
    </style:style>
    <style:style style:name="P36" style:family="paragraph" style:parent-style-name="Text_20_body">
      <style:paragraph-properties fo:text-align="justify" style:justify-single-word="false"/>
      <style:text-properties officeooo:rsid="001ca1ca" officeooo:paragraph-rsid="001ca1ca"/>
    </style:style>
    <style:style style:name="P37" style:family="paragraph" style:parent-style-name="Title">
      <style:text-properties officeooo:rsid="0000ebd1" officeooo:paragraph-rsid="0000ebd1"/>
    </style:style>
    <style:style style:name="P38" style:family="paragraph" style:parent-style-name="Title">
      <style:text-properties officeooo:paragraph-rsid="001850ed"/>
    </style:style>
    <style:style style:name="P39" style:family="paragraph" style:parent-style-name="Heading_20_1">
      <style:paragraph-properties fo:text-align="center" style:justify-single-word="false"/>
    </style:style>
    <style:style style:name="P40" style:family="paragraph" style:parent-style-name="Heading_20_1">
      <style:paragraph-properties fo:text-align="center" style:justify-single-word="false"/>
      <style:text-properties officeooo:rsid="00039ad6" officeooo:paragraph-rsid="00039ad6"/>
    </style:style>
    <style:style style:name="P41" style:family="paragraph" style:parent-style-name="Heading_20_1" style:list-style-name="">
      <style:paragraph-properties fo:text-align="center" style:justify-single-word="false"/>
      <style:text-properties officeooo:rsid="00149689" officeooo:paragraph-rsid="00149689"/>
    </style:style>
    <style:style style:name="P42" style:family="paragraph" style:parent-style-name="Heading_20_1">
      <style:paragraph-properties fo:text-align="center" style:justify-single-word="false" fo:break-before="page"/>
      <style:text-properties officeooo:rsid="00149689" officeooo:paragraph-rsid="00149689"/>
    </style:style>
    <style:style style:name="P43" style:family="paragraph" style:parent-style-name="Heading_20_2" style:list-style-name="">
      <style:paragraph-properties fo:text-align="center" style:justify-single-word="false"/>
      <style:text-properties officeooo:paragraph-rsid="0017b643"/>
    </style:style>
    <style:style style:name="P44" style:family="paragraph" style:parent-style-name="Heading_20_2" style:list-style-name="">
      <style:paragraph-properties fo:text-align="center" style:justify-single-word="false"/>
      <style:text-properties officeooo:rsid="0004fcd1" officeooo:paragraph-rsid="0004fcd1"/>
    </style:style>
    <style:style style:name="P45" style:family="paragraph" style:parent-style-name="Heading_20_2">
      <style:paragraph-properties fo:text-align="center" style:justify-single-word="false"/>
      <style:text-properties officeooo:rsid="00149689" officeooo:paragraph-rsid="00149689"/>
    </style:style>
    <style:style style:name="P46" style:family="paragraph" style:parent-style-name="Heading_20_2">
      <style:paragraph-properties fo:text-align="center" style:justify-single-word="false" fo:break-before="page"/>
      <style:text-properties officeooo:rsid="0004fcd1" officeooo:paragraph-rsid="0004fcd1"/>
    </style:style>
    <style:style style:name="P47" style:family="paragraph" style:parent-style-name="Heading_20_2">
      <style:paragraph-properties fo:text-align="center" style:justify-single-word="false" fo:break-before="page"/>
      <style:text-properties officeooo:paragraph-rsid="0017b643"/>
    </style:style>
    <style:style style:name="P48" style:family="paragraph" style:parent-style-name="Text_20_body">
      <style:paragraph-properties fo:break-before="page"/>
    </style:style>
    <style:style style:name="T1" style:family="text">
      <style:text-properties officeooo:rsid="0000ebd1"/>
    </style:style>
    <style:style style:name="T2" style:family="text">
      <style:text-properties officeooo:rsid="000285ff"/>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officeooo:rsid="000511b5" style:font-style-asian="italic" style:font-style-complex="italic"/>
    </style:style>
    <style:style style:name="T5" style:family="text">
      <style:text-properties fo:font-style="italic" style:text-underline-style="solid" style:text-underline-width="auto" style:text-underline-color="font-color" officeooo:rsid="0004d88d" style:font-style-asian="italic" style:font-style-complex="italic"/>
    </style:style>
    <style:style style:name="T6" style:family="text">
      <style:text-properties style:text-underline-style="solid" style:text-underline-width="auto" style:text-underline-color="font-color" officeooo:rsid="001850e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04d88d" style:font-style-asian="normal" style:font-style-complex="normal"/>
    </style:style>
    <style:style style:name="T9" style:family="text">
      <style:text-properties fo:font-style="normal" style:text-underline-style="none" officeooo:rsid="001cbf49" style:font-style-asian="normal" style:font-style-complex="normal"/>
    </style:style>
    <style:style style:name="T10" style:family="text">
      <style:text-properties fo:font-style="normal" style:text-underline-style="none" officeooo:rsid="001ca1ca" style:font-style-asian="normal" style:font-style-complex="normal"/>
    </style:style>
    <style:style style:name="T11" style:family="text">
      <style:text-properties officeooo:rsid="000511b5"/>
    </style:style>
    <style:style style:name="T12" style:family="text">
      <style:text-properties fo:language="zxx" fo:country="none"/>
    </style:style>
    <style:style style:name="T13" style:family="text">
      <style:text-properties fo:language="zxx" fo:country="none" officeooo:rsid="000511b5"/>
    </style:style>
    <style:style style:name="T14" style:family="text">
      <style:text-properties fo:language="zxx" fo:country="none" fo:font-style="italic" style:text-underline-style="solid" style:text-underline-width="auto" style:text-underline-color="font-color" officeooo:rsid="000511b5" style:font-style-asian="italic" style:font-style-complex="italic"/>
    </style:style>
    <style:style style:name="T15" style:family="text">
      <style:text-properties fo:language="zxx" fo:country="none" officeooo:rsid="00062205"/>
    </style:style>
    <style:style style:name="T16" style:family="text">
      <style:text-properties fo:language="zxx" fo:country="none" officeooo:rsid="000a0fa2"/>
    </style:style>
    <style:style style:name="T17" style:family="text">
      <style:text-properties fo:language="zxx" fo:country="none" officeooo:rsid="0010cfe3"/>
    </style:style>
    <style:style style:name="T18" style:family="text">
      <style:text-properties fo:language="zxx" fo:country="none" officeooo:rsid="00124016"/>
    </style:style>
    <style:style style:name="T19" style:family="text">
      <style:text-properties fo:language="zxx" fo:country="none" officeooo:rsid="0017b643"/>
    </style:style>
    <style:style style:name="T20" style:family="text">
      <style:text-properties fo:language="zxx" fo:country="none" officeooo:rsid="00184b0c"/>
    </style:style>
    <style:style style:name="T21" style:family="text">
      <style:text-properties fo:language="zxx" fo:country="none" officeooo:rsid="001850ed"/>
    </style:style>
    <style:style style:name="T22" style:family="text">
      <style:text-properties style:font-name="MathJax_Typewriter"/>
    </style:style>
    <style:style style:name="T23" style:family="text">
      <style:text-properties style:font-name="MathJax_Typewriter" fo:language="zxx" fo:country="none"/>
    </style:style>
    <style:style style:name="T24" style:family="text">
      <style:text-properties style:font-name="MathJax_Typewriter" fo:language="zxx" fo:country="none" officeooo:rsid="000511b5"/>
    </style:style>
    <style:style style:name="T25" style:family="text">
      <style:text-properties style:font-name="MathJax_Typewriter" fo:language="zxx" fo:country="none" officeooo:rsid="000511b5" ch2_options="{'Style': 'emacs', 'Language': 'Python 3', 'UseCharStyles': 1, 'LineNumberRatio': 100, 'LineNumberStart': 1, 'MasterCharStyle': '', 'ShowLineNumbers': 0, 'ColourizeBackground': 1, 'LineNumberSeparator': '  ', 'StoreOptionsWithSnippet': 1}"/>
    </style:style>
    <style:style style:name="T26" style:family="text">
      <style:text-properties style:font-name="MathJax_Typewriter" fo:language="zxx" fo:country="none" officeooo:rsid="00062205"/>
    </style:style>
    <style:style style:name="T27" style:family="text">
      <style:text-properties style:font-name="MathJax_Typewriter" fo:language="zxx" fo:country="none" officeooo:rsid="00062205" style:font-weight-asian="normal" style:font-weight-complex="normal"/>
    </style:style>
    <style:style style:name="T28" style:family="text">
      <style:text-properties style:font-name="MathJax_Typewriter" fo:language="zxx" fo:country="none" officeooo:rsid="0008216e" style:font-weight-asian="normal" style:font-weight-complex="normal"/>
    </style:style>
    <style:style style:name="T29" style:family="text">
      <style:text-properties style:font-name="MathJax_Typewriter" fo:language="zxx" fo:country="none" officeooo:rsid="000a0fa2"/>
    </style:style>
    <style:style style:name="T30" style:family="text">
      <style:text-properties style:font-name="MathJax_Typewriter" fo:language="zxx" fo:country="none" officeooo:rsid="0010cfe3"/>
    </style:style>
    <style:style style:name="T31" style:family="text">
      <style:text-properties style:font-name="MathJax_Typewriter" fo:language="zxx" fo:country="none" officeooo:rsid="0010cfe3" style:font-style-asian="normal" style:font-style-complex="normal" ch2_options="{'Style': 'emacs', 'Language': 'Python 3', 'UseCharStyles': 1, 'LineNumberRatio': 100, 'LineNumberStart': 1, 'MasterCharStyle': '', 'ShowLineNumbers': 0, 'ColourizeBackground': 1, 'LineNumberSeparator': '  ', 'StoreOptionsWithSnippet': 1}"/>
    </style:style>
    <style:style style:name="T32" style:family="text">
      <style:text-properties style:font-name="MathJax_Typewriter" fo:language="zxx" fo:country="none" officeooo:rsid="00124016" style:font-style-asian="normal" style:font-style-complex="normal" ch2_options="{'Style': 'emacs', 'Language': 'Python 3', 'UseCharStyles': 1, 'LineNumberRatio': 100, 'LineNumberStart': 1, 'MasterCharStyle': '', 'ShowLineNumbers': 0, 'ColourizeBackground': 1, 'LineNumberSeparator': '  ', 'StoreOptionsWithSnippet': 1}"/>
    </style:style>
    <style:style style:name="T33" style:family="text">
      <style:text-properties style:font-name="MathJax_Typewriter" fo:language="zxx" fo:country="none" officeooo:rsid="00124016"/>
    </style:style>
    <style:style style:name="T34" style:family="text">
      <style:text-properties style:font-name="MathJax_Typewriter" fo:language="zxx" fo:country="none" officeooo:rsid="00149689"/>
    </style:style>
    <style:style style:name="T35" style:family="text">
      <style:text-properties style:font-name="MathJax_Typewriter" fo:language="zxx" fo:country="none" officeooo:rsid="00167ebf"/>
    </style:style>
    <style:style style:name="T36" style:family="text">
      <style:text-properties style:font-name="MathJax_Typewriter" fo:language="zxx" fo:country="none" officeooo:rsid="00149689" fo:background-color="#ffff00" loext:char-shading-value="0"/>
    </style:style>
    <style:style style:name="T37" style:family="text">
      <style:text-properties style:font-name="MathJax_Typewriter" fo:language="zxx" fo:country="none" officeooo:rsid="00167ebf" fo:background-color="#ffff00" loext:char-shading-value="0"/>
    </style:style>
    <style:style style:name="T38" style:family="text">
      <style:text-properties style:font-name="MathJax_Typewriter" fo:language="zxx" fo:country="none" officeooo:rsid="0017b643" fo:background-color="#ffff00" loext:char-shading-value="0"/>
    </style:style>
    <style:style style:name="T39" style:family="text">
      <style:text-properties style:font-name="MathJax_Typewriter" fo:language="zxx" fo:country="none" officeooo:rsid="00184b0c" fo:background-color="#ffff00" loext:char-shading-value="0"/>
    </style:style>
    <style:style style:name="T40" style:family="text">
      <style:text-properties style:font-name="MathJax_Typewriter" fo:language="zxx" fo:country="none" officeooo:rsid="001850ed" fo:background-color="#ffff00" loext:char-shading-value="0"/>
    </style:style>
    <style:style style:name="T41" style:family="text">
      <style:text-properties style:font-name="MathJax_Typewriter" fo:language="zxx" fo:country="none" officeooo:rsid="0017b643"/>
    </style:style>
    <style:style style:name="T42" style:family="text">
      <style:text-properties style:font-name="MathJax_Typewriter" fo:language="zxx" fo:country="none" officeooo:rsid="00184b0c"/>
    </style:style>
    <style:style style:name="T43" style:family="text">
      <style:text-properties style:font-name="MathJax_Typewriter" fo:language="zxx" fo:country="none" officeooo:rsid="001850ed"/>
    </style:style>
    <style:style style:name="T44" style:family="text">
      <style:text-properties style:font-name="MathJax_Typewriter" fo:language="zxx" fo:country="none" officeooo:rsid="00149689" fo:background-color="#ff0000" loext:char-shading-value="0"/>
    </style:style>
    <style:style style:name="T45" style:family="text">
      <style:text-properties style:font-name="MathJax_Typewriter" fo:language="zxx" fo:country="none" officeooo:rsid="00167ebf" fo:background-color="#ff0000" loext:char-shading-value="0"/>
    </style:style>
    <style:style style:name="T46" style:family="text">
      <style:text-properties style:font-name="MathJax_Typewriter" fo:language="zxx" fo:country="none" officeooo:rsid="001850ed" fo:background-color="#00a933" loext:char-shading-value="0"/>
    </style:style>
    <style:style style:name="T47" style:family="text">
      <style:text-properties style:font-name="MathJax_Typewriter" fo:language="zxx" fo:country="none" officeooo:rsid="00184b0c" fo:background-color="#00a933" loext:char-shading-value="0"/>
    </style:style>
    <style:style style:name="T48" style:family="text">
      <style:text-properties style:font-name="MathJax_Typewriter" officeooo:rsid="0017b643"/>
    </style:style>
    <style:style style:name="T49" style:family="text">
      <style:text-properties fo:color="#000000" fo:language="zxx" fo:country="none" fo:font-weight="normal" style:font-weight-asian="normal" style:font-weight-complex="normal"/>
    </style:style>
    <style:style style:name="T50" style:family="text">
      <style:text-properties fo:color="#000000" fo:language="zxx" fo:country="none" fo:font-weight="normal" officeooo:rsid="00062205" style:font-weight-asian="normal" style:font-weight-complex="normal"/>
    </style:style>
    <style:style style:name="T51" style:family="text">
      <style:text-properties fo:color="#000000" fo:language="zxx" fo:country="none" fo:font-weight="normal" officeooo:rsid="0008216e" style:font-weight-asian="normal" style:font-weight-complex="normal"/>
    </style:style>
    <style:style style:name="T52" style:family="text">
      <style:text-properties style:font-name="Liberation Serif" fo:language="zxx" fo:country="none" officeooo:rsid="0010cfe3" style:font-style-asian="normal" style:font-style-complex="normal" ch2_options="{'Style': 'emacs', 'Language': 'Python 3', 'UseCharStyles': 1, 'LineNumberRatio': 100, 'LineNumberStart': 1, 'MasterCharStyle': '', 'ShowLineNumbers': 0, 'ColourizeBackground': 1, 'LineNumberSeparator': '  ', 'StoreOptionsWithSnippet': 1}"/>
    </style:style>
    <style:style style:name="T53" style:family="text">
      <style:text-properties style:font-name="Liberation Serif" fo:language="zxx" fo:country="none" officeooo:rsid="00149689"/>
    </style:style>
    <style:style style:name="T54" style:family="text">
      <style:text-properties style:font-name="Liberation Serif" fo:language="zxx" fo:country="none" officeooo:rsid="00167ebf"/>
    </style:style>
    <style:style style:name="T55" style:family="text">
      <style:text-properties style:font-name="Liberation Serif" fo:language="zxx" fo:country="none" officeooo:rsid="00184b0c"/>
    </style:style>
    <style:style style:name="T56" style:family="text">
      <style:text-properties style:font-name="Liberation Serif" fo:language="zxx" fo:country="none" officeooo:rsid="001850ed"/>
    </style:style>
    <style:style style:name="T57" style:family="text">
      <style:text-properties style:font-name="Liberation Serif" officeooo:rsid="00149689"/>
    </style:style>
    <style:style style:name="T58" style:family="text">
      <style:text-properties officeooo:rsid="0017b643"/>
    </style:style>
    <style:style style:name="T59" style:family="text">
      <style:text-properties style:text-line-through-style="solid" style:text-line-through-type="single" style:font-name="MathJax_Typewriter" fo:language="zxx" fo:country="none" fo:font-style="normal" style:text-underline-style="none" fo:font-weight="normal" fo:background-color="#ffff00" loext:char-shading-value="0" style:font-style-asian="normal" style:font-weight-asian="normal" style:font-style-complex="normal" style:font-weight-complex="normal"/>
    </style:style>
    <style:style style:name="T60" style:family="text">
      <style:text-properties style:text-line-through-style="solid" style:text-line-through-type="single" style:font-name="MathJax_Typewriter" fo:language="zxx" fo:country="none" officeooo:rsid="00184b0c" fo:background-color="#ffff00" loext:char-shading-value="0"/>
    </style:style>
    <style:style style:name="T61" style:family="text">
      <style:text-properties officeooo:rsid="001e806b"/>
    </style:style>
    <style:style style:name="T62" style:family="text">
      <style:text-properties officeooo:rsid="001f7f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okumentation Junioraufgabe 2</text:p>
      <text:p text:style-name="Subtitle">Jugendwettbewerb Informatik 3.Runde</text:p>
      <text:h text:style-name="P39" text:outline-level="1">Aufgabenstellung</text:h>
      <text:p text:style-name="P2">Ich soll ein Programm schreiben, dass <text:span text:style-name="T1">mein </text:span>Computer eine Liste von Paaren von <text:span text:style-name="T1">Zahlen</text:span> einliest. Die <text:span text:style-name="T1">Paare von Zahlen</text:span> bedeuten die <text:span text:style-name="T2">Nummerierung der </text:span>Container <text:span text:style-name="T1">die zusammen auf eine Waage gewogen </text:span><text:span text:style-name="T2">wurden</text:span><text:span text:style-name="T1">. </text:span><text:span text:style-name="T2">Der schwerere Container steht an 1.Stelle. Das Programm soll aus dieser Liste den schwersten Container bestimmen und dessen Nummer ausgeben. Und wenn das nicht möglich ist, dann soll das Programm das ausgeben.</text:span></text:p>
      <text:h text:style-name="P40" text:outline-level="1">Lösungsidee:</text:h>
      <text:p text:style-name="P4">Wir haben eine Liste von Paaren (a&gt;b). Dann wissen wir, dass b nicht der größte ist. Aber a könnte immer noch der schwerste sein. Deswegen sortiere ich b zu den leichteren Container. Und a kommt erst einmal in die Liste der schwereren. Wenn wir jetzt aber ein Paar finden, bei dem (c&gt;a) gilt. Dann werde ich a aus der Liste der schwereren Containern herausnehmen und zu der Liste der leichteren hinzufügen. Und ich füge c zu der Liste der schwereren Container hinzu. Alle Container die leichter sind kommen in die Liste der leichteren.</text:p>
      <text:p text:style-name="P5">Das heißt: </text:p>
      <text:p text:style-name="P36">Mit den Listen <text:s/><text:span text:style-name="T5">leicht</text:span><text:span text:style-name="T8"> </text:span><text:span text:style-name="T7">und </text:span><text:span text:style-name="T5">schwer</text:span><text:span text:style-name="T8">,</text:span></text:p>
      <text:p text:style-name="P5">Für alle Paare (x&gt;y): </text:p>
      <text:p text:style-name="P5"><text:tab/><text:tab/><text:tab/>Füge y in Liste <text:span text:style-name="T3">leicht</text:span><text:span text:style-name="T7">. </text:span></text:p>
      <text:p text:style-name="P5"><text:span text:style-name="T7"><text:tab/><text:tab/><text:tab/>Wenn y in Liste </text:span><text:span text:style-name="T3">schwer</text:span><text:span text:style-name="T7"> </text:span><text:span text:style-name="T9">ist</text:span><text:span text:style-name="T7">:</text:span></text:p>
      <text:p text:style-name="P5"><text:span text:style-name="T7"><text:tab/><text:tab/><text:tab/><text:tab/></text:span><text:span text:style-name="T9">d</text:span><text:span text:style-name="T7">ann entferne </text:span><text:span text:style-name="T9">alle </text:span><text:span text:style-name="T7">y aus Liste </text:span><text:span text:style-name="T3">schwer</text:span><text:span text:style-name="T7">.</text:span></text:p>
      <text:p text:style-name="P5"><text:span text:style-name="T7"><text:tab/><text:tab/><text:tab/>Wenn x in Liste </text:span><text:span text:style-name="T3">leicht</text:span><text:span text:style-name="T7"> </text:span><text:span text:style-name="T9">ist:</text:span></text:p>
      <text:p text:style-name="P5"><text:span text:style-name="T7"><text:tab/><text:tab/><text:tab/><text:tab/></text:span><text:span text:style-name="T9">d</text:span><text:span text:style-name="T7">ann geh zum nächsten Paar.</text:span></text:p>
      <text:p text:style-name="P5"><text:span text:style-name="T7"><text:tab/><text:tab/><text:tab/>Sonst füge x in Liste </text:span><text:span text:style-name="T3">schwer</text:span><text:span text:style-name="T7"> ein.</text:span></text:p>
      <text:p text:style-name="P3"><text:span text:style-name="T10">Am Ende muss geprüft werden, ob in der Liste </text:span><text:span text:style-name="T5">schwer</text:span><text:span text:style-name="T8"> </text:span><text:span text:style-name="T10">mehrere unterschiedliche Container sind. In diesem Fall gibt es mehrere Container, für die kein schwerer</text:span><text:span text:style-name="T9">er</text:span><text:span text:style-name="T10"> Container gefunden wurde, und es ist nicht möglich, den schwersten zu bestimmen. <text:s/></text:span><text:span text:style-name="T9">Ist Liste </text:span><text:span text:style-name="T5">schwer</text:span><text:span text:style-name="T8"> </text:span><text:span text:style-name="T9">leer, dann wurde zu jedem Container ein schwererer gefunden, was nicht richtig sein kann.</text:span></text:p>
      <text:h text:style-name="P44" text:outline-level="2"/>
      <text:h text:style-name="P46" text:outline-level="2">Umsetzung:</text:h>
      <text:p text:style-name="P6">Ich definiere eine neue Funktion:</text:p>
      <text:p text:style-name="P7"><text:span text:style-name="ch2_5f_emacs.Keyword">def</text:span><text:span text:style-name="ch2_5f_emacs.Text"> </text:span><text:span text:style-name="ch2_5f_emacs.Name.Function">such_den_schwersten</text:span><text:span text:style-name="ch2_5f_emacs.Punctuation">(</text:span><text:span text:style-name="ch2_5f_emacs.Name">paarliste</text:span><text:span text:style-name="ch2_5f_emacs.Punctuation">):</text:span></text:p>
      <text:p text:style-name="Text_20_body"><text:span text:style-name="ch2_5f_emacs.Punctuation"><text:span text:style-name="T13">Ich erstelle 2 leere </text:span></text:span><text:span text:style-name="ch2_5f_emacs.Punctuation"><text:span text:style-name="T14">sets</text:span></text:span>. <text:span text:style-name="T11">Warum ein </text:span><text:span text:style-name="T4">Set</text:span><text:span text:style-name="T11">? Ich möchte keine mehrfachen Einträge:</text:span></text:p>
      <text:p text:style-name="P14"><text:span text:style-name="ch2_5f_emacs.Name"><text:span text:style-name="T22"><text:s text:c="4"/>klein_container</text:span></text:span><text:span text:style-name="ch2_5f_emacs.Text"><text:span text:style-name="T22"> </text:span></text:span><text:span text:style-name="ch2_5f_emacs.Operator"><text:span text:style-name="T22">=</text:span></text:span><text:span text:style-name="ch2_5f_emacs.Text"><text:span text:style-name="T22"> </text:span></text:span><text:span text:style-name="ch2_5f_emacs.Name.Builtin"><text:span text:style-name="T22">set</text:span></text:span><text:span text:style-name="ch2_5f_emacs.Punctuation"><text:span text:style-name="T22">()</text:span></text:span></text:p>
      <text:p text:style-name="P8"><text:span text:style-name="ch2_5f_emacs.Name"><text:s text:c="4"/>gross_container</text:span><text:span text:style-name="ch2_5f_emacs.Text"> </text:span><text:span text:style-name="ch2_5f_emacs.Operator">=</text:span><text:span text:style-name="ch2_5f_emacs.Text"> </text:span><text:span text:style-name="ch2_5f_emacs.Name.Builtin">set</text:span><text:span text:style-name="ch2_5f_emacs.Punctuation">()</text:span></text:p>
      <text:p text:style-name="P11"><text:span text:style-name="ch2_5f_emacs.Punctuation"><text:span text:style-name="T13">Ich gehe in einer Schleife über jedes Paar:</text:span></text:span></text:p>
      <text:p text:style-name="P12"><text:span text:style-name="ch2_5f_emacs.Text"><text:span text:style-name="T13"><text:s text:c="4"/></text:span></text:span><text:span text:style-name="ch2_5f_emacs.Keyword"><text:span text:style-name="T25">for</text:span></text:span><text:span text:style-name="ch2_5f_emacs.Text"><text:span text:style-name="T25"> </text:span></text:span><text:span text:style-name="ch2_5f_emacs.Name"><text:span text:style-name="T25">paar</text:span></text:span><text:span text:style-name="ch2_5f_emacs.Text"><text:span text:style-name="T25"> </text:span></text:span><text:span text:style-name="ch2_5f_emacs.Operator.Word"><text:span text:style-name="T25">in</text:span></text:span><text:span text:style-name="ch2_5f_emacs.Text"><text:span text:style-name="T25"> </text:span></text:span><text:span text:style-name="ch2_5f_emacs.Name"><text:span text:style-name="T25">paarliste</text:span></text:span><text:span text:style-name="ch2_5f_emacs.Punctuation"><text:span text:style-name="T25">:</text:span></text:span></text:p>
      <text:p text:style-name="Text_20_body"><text:span text:style-name="ch2_5f_emacs.Punctuation"><text:span text:style-name="T12"/></text:span></text:p>
      <text:p text:style-name="P11"><text:span text:style-name="ch2_5f_emacs.Punctuation"><text:span text:style-name="T13">Wenn der leichtere Container (das heißt der 2.) im gross_container ist, dann muss ich ihn von dort löschen, weil wir jetzt einen schwereren Container gefunden haben:</text:span></text:span></text:p>
      <text:p text:style-name="P15"><text:span text:style-name="ch2_5f_emacs.Keyword"><text:span text:style-name="T24"><text:s text:c="8"/>if</text:span></text:span><text:span text:style-name="ch2_5f_emacs.Text"><text:span text:style-name="T24"> </text:span></text:span><text:span text:style-name="ch2_5f_emacs.Name"><text:span text:style-name="T24">paar</text:span></text:span><text:span text:style-name="ch2_5f_emacs.Punctuation"><text:span text:style-name="T24">[</text:span></text:span><text:span text:style-name="ch2_5f_emacs.Literal.Number.Integer"><text:span text:style-name="T24">1</text:span></text:span><text:span text:style-name="ch2_5f_emacs.Punctuation"><text:span text:style-name="T24">]</text:span></text:span><text:span text:style-name="ch2_5f_emacs.Text"><text:span text:style-name="T24"> </text:span></text:span><text:span text:style-name="ch2_5f_emacs.Operator.Word"><text:span text:style-name="T24">in</text:span></text:span><text:span text:style-name="ch2_5f_emacs.Text"><text:span text:style-name="T24"> </text:span></text:span><text:span text:style-name="ch2_5f_emacs.Name"><text:span text:style-name="T24">gross_container</text:span></text:span><text:span text:style-name="ch2_5f_emacs.Punctuation"><text:span text:style-name="T24">:</text:span></text:span></text:p>
      <text:p text:style-name="P15"><text:span text:style-name="ch2_5f_emacs.Text"><text:span text:style-name="T24"><text:s text:c="12"/></text:span></text:span><text:span text:style-name="ch2_5f_emacs.Name"><text:span text:style-name="T24">gross_container</text:span></text:span><text:span text:style-name="ch2_5f_emacs.Operator"><text:span text:style-name="T24">.</text:span></text:span><text:span text:style-name="ch2_5f_emacs.Name"><text:span text:style-name="T24">remove</text:span></text:span><text:span text:style-name="ch2_5f_emacs.Punctuation"><text:span text:style-name="T24">(</text:span></text:span><text:span text:style-name="ch2_5f_emacs.Name"><text:span text:style-name="T24">paar</text:span></text:span><text:span text:style-name="ch2_5f_emacs.Punctuation"><text:span text:style-name="T24">[</text:span></text:span><text:span text:style-name="ch2_5f_emacs.Literal.Number.Integer"><text:span text:style-name="T24">1</text:span></text:span><text:span text:style-name="ch2_5f_emacs.Punctuation"><text:span text:style-name="T24">])</text:span></text:span></text:p>
      <text:p text:style-name="P22"><text:span text:style-name="ch2_5f_emacs.Punctuation"><text:span text:style-name="T15">Danach füge ich ihn in den klein_container:</text:span></text:span></text:p>
      <text:p text:style-name="P23"><text:span text:style-name="ch2_5f_emacs.Text"><text:span text:style-name="T15"><text:s text:c="8"/></text:span></text:span><text:span text:style-name="ch2_5f_emacs.Name"><text:span text:style-name="T26">klein_container</text:span></text:span><text:span text:style-name="ch2_5f_emacs.Operator"><text:span text:style-name="T26">.</text:span></text:span><text:span text:style-name="ch2_5f_emacs.Name"><text:span text:style-name="T26">add</text:span></text:span><text:span text:style-name="ch2_5f_emacs.Punctuation"><text:span text:style-name="T26">(</text:span></text:span><text:span text:style-name="ch2_5f_emacs.Name"><text:span text:style-name="T26">paar</text:span></text:span><text:span text:style-name="ch2_5f_emacs.Punctuation"><text:span text:style-name="T26">[</text:span></text:span><text:span text:style-name="ch2_5f_emacs.Literal.Number.Integer"><text:span text:style-name="T26">1</text:span></text:span><text:span text:style-name="ch2_5f_emacs.Punctuation"><text:span text:style-name="T26">])</text:span></text:span></text:p>
      <text:p text:style-name="P22"><text:span text:style-name="ch2_5f_emacs.Punctuation"><text:span text:style-name="T15">Jetzt schauen wir uns den schwereren Container an. Wenn dieser in klein_container ist, dann müssen wir nichts weiter tun:</text:span></text:span></text:p>
      <text:p text:style-name="P16"><text:span text:style-name="ch2_5f_emacs.Keyword"><text:span text:style-name="T26"><text:s text:c="7"/>if</text:span></text:span><text:span text:style-name="ch2_5f_emacs.Text"><text:span text:style-name="T26"> </text:span></text:span><text:span text:style-name="ch2_5f_emacs.Name"><text:span text:style-name="T26">paar</text:span></text:span><text:span text:style-name="ch2_5f_emacs.Punctuation"><text:span text:style-name="T26">[</text:span></text:span><text:span text:style-name="ch2_5f_emacs.Literal.Number.Integer"><text:span text:style-name="T26">0</text:span></text:span><text:span text:style-name="ch2_5f_emacs.Punctuation"><text:span text:style-name="T26">]</text:span></text:span><text:span text:style-name="ch2_5f_emacs.Text"><text:span text:style-name="T26"> </text:span></text:span><text:span text:style-name="ch2_5f_emacs.Operator.Word"><text:span text:style-name="T26">in</text:span></text:span><text:span text:style-name="ch2_5f_emacs.Text"><text:span text:style-name="T26"> </text:span></text:span><text:span text:style-name="ch2_5f_emacs.Name"><text:span text:style-name="T26">klein_container</text:span></text:span><text:span text:style-name="ch2_5f_emacs.Punctuation"><text:span text:style-name="T26">:</text:span></text:span></text:p>
      <text:p text:style-name="P24"><text:span text:style-name="ch2_5f_emacs.Text"><text:span text:style-name="T26"><text:s text:c="12"/></text:span></text:span><text:span text:style-name="ch2_5f_emacs.Keyword"><text:span text:style-name="T26">continue</text:span></text:span></text:p>
      <text:p text:style-name="P22"><text:span text:style-name="ch2_5f_emacs.Keyword"><text:span text:style-name="T50">Sonst muss der schwerere Container in den gross_container eingefügt werden, da wir noch keinen schwereren gefunden haben:</text:span></text:span></text:p>
      <text:p text:style-name="P23"><text:span text:style-name="ch2_5f_emacs.Name"><text:span text:style-name="T27"><text:s text:c="8"/>gross_container</text:span></text:span><text:span text:style-name="ch2_5f_emacs.Operator"><text:span text:style-name="T27">.</text:span></text:span><text:span text:style-name="ch2_5f_emacs.Name"><text:span text:style-name="T27">add</text:span></text:span><text:span text:style-name="ch2_5f_emacs.Punctuation"><text:span text:style-name="T27">(</text:span></text:span><text:span text:style-name="ch2_5f_emacs.Name"><text:span text:style-name="T27">paar</text:span></text:span><text:span text:style-name="ch2_5f_emacs.Punctuation"><text:span text:style-name="T27">[</text:span></text:span><text:span text:style-name="ch2_5f_emacs.Literal.Number.Integer"><text:span text:style-name="T27">0</text:span></text:span><text:span text:style-name="ch2_5f_emacs.Punctuation"><text:span text:style-name="T27">])</text:span></text:span></text:p>
      <text:p text:style-name="P25"><text:span text:style-name="ch2_5f_emacs.Keyword"><text:span text:style-name="T51">Wenn wir alle Paare berechet haben, schauen wir, ob in gross_container nur ein einziger Container enthalten ist. Ist dies der Fall, haben wir den schwersten Container bestimmt und wir geben diesen zurück. Wenn aber mehrere Container in gross_container sind, dann geben wir -1 zurück, um anzuzeigen, dass wir keinen schwersten Container bestimmen konnten:</text:span></text:span></text:p>
      <text:p text:style-name="P17"><text:span text:style-name="ch2_5f_emacs.Keyword"><text:span text:style-name="T28"><text:s text:c="4"/>if</text:span></text:span><text:span text:style-name="ch2_5f_emacs.Text"><text:span text:style-name="T28"> </text:span></text:span><text:span text:style-name="ch2_5f_emacs.Name.Builtin"><text:span text:style-name="T28">len</text:span></text:span><text:span text:style-name="ch2_5f_emacs.Punctuation"><text:span text:style-name="T28">(</text:span></text:span><text:span text:style-name="ch2_5f_emacs.Name"><text:span text:style-name="T28">gross_container</text:span></text:span><text:span text:style-name="ch2_5f_emacs.Punctuation"><text:span text:style-name="T28">)</text:span></text:span><text:span text:style-name="ch2_5f_emacs.Text"><text:span text:style-name="T28"> </text:span></text:span><text:span text:style-name="ch2_5f_emacs.Operator"><text:span text:style-name="T28">==</text:span></text:span><text:span text:style-name="ch2_5f_emacs.Text"><text:span text:style-name="T28"> </text:span></text:span><text:span text:style-name="ch2_5f_emacs.Literal.Number.Integer"><text:span text:style-name="T28">1</text:span></text:span><text:span text:style-name="ch2_5f_emacs.Punctuation"><text:span text:style-name="T28">:</text:span></text:span></text:p>
      <text:p text:style-name="P17"><text:span text:style-name="ch2_5f_emacs.Text"><text:span text:style-name="T28"><text:s text:c="8"/></text:span></text:span><text:span text:style-name="ch2_5f_emacs.Keyword"><text:span text:style-name="T28">return</text:span></text:span><text:span text:style-name="ch2_5f_emacs.Text"><text:span text:style-name="T28"> </text:span></text:span><text:span text:style-name="ch2_5f_emacs.Name.Builtin"><text:span text:style-name="T28">list</text:span></text:span><text:span text:style-name="ch2_5f_emacs.Punctuation"><text:span text:style-name="T28">(</text:span></text:span><text:span text:style-name="ch2_5f_emacs.Name"><text:span text:style-name="T28">gross_container</text:span></text:span><text:span text:style-name="ch2_5f_emacs.Punctuation"><text:span text:style-name="T28">)[</text:span></text:span><text:span text:style-name="ch2_5f_emacs.Literal.Number.Integer"><text:span text:style-name="T28">0</text:span></text:span><text:span text:style-name="ch2_5f_emacs.Punctuation"><text:span text:style-name="T28">]</text:span></text:span></text:p>
      <text:p text:style-name="P17"><text:span text:style-name="ch2_5f_emacs.Text"><text:span text:style-name="T28"><text:s text:c="4"/></text:span></text:span><text:span text:style-name="ch2_5f_emacs.Keyword"><text:span text:style-name="T28">else</text:span></text:span><text:span text:style-name="ch2_5f_emacs.Punctuation"><text:span text:style-name="T28">:</text:span></text:span></text:p>
      <text:p text:style-name="P17"><text:span text:style-name="ch2_5f_emacs.Text"><text:span text:style-name="T28"><text:s text:c="8"/></text:span></text:span><text:span text:style-name="ch2_5f_emacs.Keyword"><text:span text:style-name="T28">return</text:span></text:span><text:span text:style-name="ch2_5f_emacs.Text"><text:span text:style-name="T28"> </text:span></text:span><text:span text:style-name="ch2_5f_emacs.Operator"><text:span text:style-name="T28">-</text:span></text:span><text:span text:style-name="ch2_5f_emacs.Literal.Number.Integer"><text:span text:style-name="T28">1</text:span></text:span></text:p>
      <text:p text:style-name="Text_20_body"><text:span text:style-name="ch2_5f_emacs.Name"><text:span text:style-name="T16"/></text:span></text:p>
      <text:p text:style-name="P48"><text:span text:style-name="ch2_5f_emacs.Name"><text:span text:style-name="T16">Die</text:span></text:span><text:span text:style-name="ch2_5f_emacs.Text"><text:span text:style-name="T16"> </text:span></text:span><text:span text:style-name="ch2_5f_emacs.Keyword"><text:span text:style-name="T49">Funktion</text:span></text:span><text:span text:style-name="ch2_5f_emacs.Keyword"><text:span text:style-name="T17"> </text:span></text:span><text:span text:style-name="ch2_5f_emacs.Name.Function"><text:span text:style-name="T16">paarliste_aus_datei</text:span></text:span><text:span text:style-name="ch2_5f_emacs.Punctuation"><text:span text:style-name="T16">(</text:span></text:span><text:span text:style-name="ch2_5f_emacs.Name"><text:span text:style-name="T16">datei</text:span></text:span><text:span text:style-name="ch2_5f_emacs.Punctuation"><text:span text:style-name="T16">)</text:span></text:span><text:span text:style-name="ch2_5f_emacs.Text"><text:span text:style-name="T16"> öffnet und liest die datei die man eingegeben hat </text:span></text:span><text:span text:style-name="ch2_5f_emacs.Text"><text:span text:style-name="T17">und gibt die eingelesenen Zeilen als Liste von Listen zurück</text:span></text:span><text:span text:style-name="ch2_5f_emacs.Text"><text:span text:style-name="T16">:</text:span></text:span></text:p>
      <text:p text:style-name="P18"><text:span text:style-name="ch2_5f_emacs.Keyword"><text:span text:style-name="T29">def</text:span></text:span><text:span text:style-name="ch2_5f_emacs.Text"><text:span text:style-name="T29"> </text:span></text:span><text:span text:style-name="ch2_5f_emacs.Name.Function"><text:span text:style-name="T29">paarliste_aus_datei</text:span></text:span><text:span text:style-name="ch2_5f_emacs.Punctuation"><text:span text:style-name="T29">(</text:span></text:span><text:span text:style-name="ch2_5f_emacs.Name"><text:span text:style-name="T29">datei</text:span></text:span><text:span text:style-name="ch2_5f_emacs.Punctuation"><text:span text:style-name="T29">):</text:span></text:span></text:p>
      <text:p text:style-name="P18"><text:span text:style-name="ch2_5f_emacs.Text"><text:span text:style-name="T29"><text:s text:c="4"/></text:span></text:span><text:span text:style-name="ch2_5f_emacs.Name"><text:span text:style-name="T29">paarliste</text:span></text:span><text:span text:style-name="ch2_5f_emacs.Text"><text:span text:style-name="T29"> </text:span></text:span><text:span text:style-name="ch2_5f_emacs.Operator"><text:span text:style-name="T29">=</text:span></text:span><text:span text:style-name="ch2_5f_emacs.Text"><text:span text:style-name="T29"> </text:span></text:span><text:span text:style-name="ch2_5f_emacs.Punctuation"><text:span text:style-name="T29">[]</text:span></text:span></text:p>
      <text:p text:style-name="P18"><text:span text:style-name="ch2_5f_emacs.Text"><text:span text:style-name="T29"><text:s text:c="4"/></text:span></text:span><text:span text:style-name="ch2_5f_emacs.Name"><text:span text:style-name="T29">d</text:span></text:span><text:span text:style-name="ch2_5f_emacs.Text"><text:span text:style-name="T29"> </text:span></text:span><text:span text:style-name="ch2_5f_emacs.Operator"><text:span text:style-name="T29">=</text:span></text:span><text:span text:style-name="ch2_5f_emacs.Text"><text:span text:style-name="T29"> </text:span></text:span><text:span text:style-name="ch2_5f_emacs.Name.Builtin"><text:span text:style-name="T29">open</text:span></text:span><text:span text:style-name="ch2_5f_emacs.Punctuation"><text:span text:style-name="T29">(</text:span></text:span><text:span text:style-name="ch2_5f_emacs.Name"><text:span text:style-name="T29">datei</text:span></text:span><text:span text:style-name="ch2_5f_emacs.Punctuation"><text:span text:style-name="T29">,</text:span></text:span><text:span text:style-name="ch2_5f_emacs.Text"><text:span text:style-name="T29"> </text:span></text:span><text:span text:style-name="ch2_5f_emacs.Literal.String.Single"><text:span text:style-name="T29">'r'</text:span></text:span><text:span text:style-name="ch2_5f_emacs.Punctuation"><text:span text:style-name="T29">)</text:span></text:span></text:p>
      <text:p text:style-name="P18"><text:span text:style-name="ch2_5f_emacs.Text"><text:span text:style-name="T29"><text:s text:c="4"/></text:span></text:span><text:span text:style-name="ch2_5f_emacs.Keyword"><text:span text:style-name="T29">for</text:span></text:span><text:span text:style-name="ch2_5f_emacs.Text"><text:span text:style-name="T29"> </text:span></text:span><text:span text:style-name="ch2_5f_emacs.Name"><text:span text:style-name="T29">zeile</text:span></text:span><text:span text:style-name="ch2_5f_emacs.Text"><text:span text:style-name="T29"> </text:span></text:span><text:span text:style-name="ch2_5f_emacs.Operator.Word"><text:span text:style-name="T29">in</text:span></text:span><text:span text:style-name="ch2_5f_emacs.Text"><text:span text:style-name="T29"> </text:span></text:span><text:span text:style-name="ch2_5f_emacs.Name"><text:span text:style-name="T29">d</text:span></text:span><text:span text:style-name="ch2_5f_emacs.Punctuation"><text:span text:style-name="T29">:</text:span></text:span></text:p>
      <text:p text:style-name="P18"><text:span text:style-name="ch2_5f_emacs.Text"><text:span text:style-name="T29"><text:s text:c="8"/></text:span></text:span><text:span text:style-name="ch2_5f_emacs.Name"><text:span text:style-name="T29">paarliste</text:span></text:span><text:span text:style-name="ch2_5f_emacs.Operator"><text:span text:style-name="T29">.</text:span></text:span><text:span text:style-name="ch2_5f_emacs.Name"><text:span text:style-name="T29">append</text:span></text:span><text:span text:style-name="ch2_5f_emacs.Punctuation"><text:span text:style-name="T29">(</text:span></text:span><text:span text:style-name="ch2_5f_emacs.Name"><text:span text:style-name="T29">zeile</text:span></text:span><text:span text:style-name="ch2_5f_emacs.Operator"><text:span text:style-name="T29">.</text:span></text:span><text:span text:style-name="ch2_5f_emacs.Name"><text:span text:style-name="T29">strip</text:span></text:span><text:span text:style-name="ch2_5f_emacs.Punctuation"><text:span text:style-name="T29">(</text:span></text:span><text:span text:style-name="ch2_5f_emacs.Literal.String.Single"><text:span text:style-name="T29">'</text:span></text:span><text:span text:style-name="ch2_5f_emacs.Literal.String.Escape"><text:span text:style-name="T29">\n</text:span></text:span><text:span text:style-name="ch2_5f_emacs.Literal.String.Single"><text:span text:style-name="T29">'</text:span></text:span><text:span text:style-name="ch2_5f_emacs.Punctuation"><text:span text:style-name="T29">)</text:span></text:span><text:span text:style-name="ch2_5f_emacs.Operator"><text:span text:style-name="T29">.</text:span></text:span><text:span text:style-name="ch2_5f_emacs.Name"><text:span text:style-name="T29">split</text:span></text:span><text:span text:style-name="ch2_5f_emacs.Punctuation"><text:span text:style-name="T29">())</text:span></text:span></text:p>
      <text:p text:style-name="P18"><text:span text:style-name="ch2_5f_emacs.Text"><text:span text:style-name="T29"><text:s text:c="4"/></text:span></text:span><text:span text:style-name="ch2_5f_emacs.Keyword"><text:span text:style-name="T29">return</text:span></text:span><text:span text:style-name="ch2_5f_emacs.Text"><text:span text:style-name="T29"> </text:span></text:span><text:span text:style-name="ch2_5f_emacs.Name"><text:span text:style-name="T29">paarliste</text:span></text:span></text:p>
      <text:p text:style-name="P26"><text:span text:style-name="ch2_5f_emacs.Name"><text:span text:style-name="T17">Ich definiere die </text:span></text:span><text:span text:style-name="ch2_5f_emacs.Name"><text:span text:style-name="T30">haupt_funktion</text:span></text:span><text:span text:style-name="ch2_5f_emacs.Name"><text:span text:style-name="T17">:</text:span></text:span></text:p>
      <text:p text:style-name="P27"><text:span text:style-name="ch2_5f_emacs.Keyword"><text:span text:style-name="T30">def</text:span></text:span><text:span text:style-name="ch2_5f_emacs.Text"><text:span text:style-name="T30"> </text:span></text:span><text:span text:style-name="ch2_5f_emacs.Name.Function"><text:span text:style-name="T30">haupt_funktion</text:span></text:span><text:span text:style-name="ch2_5f_emacs.Punctuation"><text:span text:style-name="T30">(</text:span></text:span><text:span text:style-name="ch2_5f_emacs.Name"><text:span text:style-name="T30">datei</text:span></text:span><text:span text:style-name="ch2_5f_emacs.Punctuation"><text:span text:style-name="T30">):</text:span></text:span></text:p>
      <text:p text:style-name="P26"><text:span text:style-name="ch2_5f_emacs.Punctuation"><text:span text:style-name="T17">Ich werde die Funktion </text:span></text:span><text:span text:style-name="ch2_5f_emacs.Name"><text:span text:style-name="T31">paarliste_aus_datei</text:span></text:span><text:span text:style-name="ch2_5f_emacs.Name"><text:span text:style-name="T32">()</text:span></text:span><text:span text:style-name="ch2_5f_emacs.Name"><text:span text:style-name="T31"> </text:span></text:span><text:span text:style-name="ch2_5f_emacs.Name"><text:span text:style-name="T52">aufrufen, um die Liste der Container vergleiche aus der Datei zu lesen:</text:span></text:span></text:p>
      <text:p text:style-name="P27"><text:span text:style-name="ch2_5f_emacs.Name"><text:span text:style-name="T31"><text:s text:c="4"/>paarliste</text:span></text:span><text:span text:style-name="ch2_5f_emacs.Text"><text:span text:style-name="T31"> </text:span></text:span><text:span text:style-name="ch2_5f_emacs.Operator"><text:span text:style-name="T31">=</text:span></text:span><text:span text:style-name="ch2_5f_emacs.Text"><text:span text:style-name="T31"> </text:span></text:span><text:span text:style-name="ch2_5f_emacs.Name"><text:span text:style-name="T31">paarliste_aus_datei</text:span></text:span><text:span text:style-name="ch2_5f_emacs.Punctuation"><text:span text:style-name="T31">(</text:span></text:span><text:span text:style-name="ch2_5f_emacs.Name"><text:span text:style-name="T31">datei</text:span></text:span><text:span text:style-name="ch2_5f_emacs.Punctuation"><text:span text:style-name="T31">)</text:span></text:span></text:p>
      <text:p text:style-name="P28"><text:span text:style-name="ch2_5f_emacs.Punctuation"><text:span text:style-name="T18">Danach rufe ich </text:span></text:span><text:span text:style-name="ch2_5f_emacs.Punctuation"><text:span text:style-name="T33">such_den_schwersten()</text:span></text:span><text:span text:style-name="ch2_5f_emacs.Punctuation"><text:span text:style-name="T18"> auf und speicher es in die Variable </text:span></text:span><text:span text:style-name="ch2_5f_emacs.Punctuation"><text:span text:style-name="T33">schwerster_container</text:span></text:span><text:span text:style-name="ch2_5f_emacs.Punctuation"><text:span text:style-name="T18">:</text:span></text:span></text:p>
      <text:p text:style-name="P29"><text:span text:style-name="ch2_5f_emacs.Text"><text:span text:style-name="T33"><text:s text:c="4"/></text:span></text:span><text:span text:style-name="ch2_5f_emacs.Name"><text:span text:style-name="T33">schwerster_container</text:span></text:span><text:span text:style-name="ch2_5f_emacs.Text"><text:span text:style-name="T33"> </text:span></text:span><text:span text:style-name="ch2_5f_emacs.Operator"><text:span text:style-name="T33">=</text:span></text:span><text:span text:style-name="ch2_5f_emacs.Text"><text:span text:style-name="T33"> </text:span></text:span><text:span text:style-name="ch2_5f_emacs.Name"><text:span text:style-name="T33">such_den_schwersten</text:span></text:span><text:span text:style-name="ch2_5f_emacs.Punctuation"><text:span text:style-name="T33">(</text:span></text:span><text:span text:style-name="ch2_5f_emacs.Name"><text:span text:style-name="T33">paarliste</text:span></text:span><text:span text:style-name="ch2_5f_emacs.Punctuation"><text:span text:style-name="T33">)</text:span></text:span></text:p>
      <text:p text:style-name="Text_20_body"><text:span text:style-name="ch2_5f_emacs.Punctuation"><text:span text:style-name="T12"/></text:span></text:p>
      <text:p text:style-name="Text_20_body"><text:span text:style-name="ch2_5f_emacs.Punctuation"><text:span text:style-name="T12">Jetzt ist es Zeit zum ausgeben. Ich gebe zuerst mal "</text:span></text:span><text:span text:style-name="ch2_5f_emacs.Punctuation"><text:span text:style-name="T18">D</text:span></text:span><text:span text:style-name="ch2_5f_emacs.Punctuation"><text:span text:style-name="T12">er schwerste Container" </text:span></text:span><text:span text:style-name="ch2_5f_emacs.Punctuation"><text:span text:style-name="T18">aus, das in beiden Fällen genutzt werden kann. Wenn schwerster_container -1 ist, dann heißt es, dass die Funktion </text:span></text:span><text:span text:style-name="ch2_5f_emacs.Punctuation"><text:span text:style-name="T33">such_den_schwersten()</text:span></text:span><text:span text:style-name="ch2_5f_emacs.Punctuation"><text:span text:style-name="T18"> gesagt hat, dass man es nicht bestimmen kann. Dann gebe ich "kann nicht bistimmt werden."Ansonsten gebe ich die Nummer des schwersten Containers aus:</text:span></text:span></text:p>
      <text:p text:style-name="P9"><text:span text:style-name="ch2_5f_emacs.Text"><text:s text:c="4"/></text:span><text:span text:style-name="ch2_5f_emacs.Name.Builtin">print</text:span><text:span text:style-name="ch2_5f_emacs.Punctuation">(</text:span><text:span text:style-name="ch2_5f_emacs.Literal.String.Double">"Der schwerste Container "</text:span><text:span text:style-name="ch2_5f_emacs.Punctuation">)</text:span></text:p>
      <text:p text:style-name="P9"><text:span text:style-name="ch2_5f_emacs.Text"><text:s text:c="4"/></text:span><text:span text:style-name="ch2_5f_emacs.Keyword">if</text:span><text:span text:style-name="ch2_5f_emacs.Text"> </text:span><text:span text:style-name="ch2_5f_emacs.Name">schwerster_container</text:span><text:span text:style-name="ch2_5f_emacs.Text"> </text:span><text:span text:style-name="ch2_5f_emacs.Operator">==</text:span><text:span text:style-name="ch2_5f_emacs.Text"> </text:span><text:span text:style-name="ch2_5f_emacs.Operator">-</text:span><text:span text:style-name="ch2_5f_emacs.Literal.Number.Integer">1</text:span><text:span text:style-name="ch2_5f_emacs.Punctuation">:</text:span></text:p>
      <text:p text:style-name="P9"><text:span text:style-name="ch2_5f_emacs.Text"><text:s text:c="8"/></text:span><text:span text:style-name="ch2_5f_emacs.Name.Builtin">print</text:span><text:span text:style-name="ch2_5f_emacs.Punctuation">(</text:span><text:span text:style-name="ch2_5f_emacs.Literal.String.Double">"kann nicht bestimmt werden."</text:span><text:span text:style-name="ch2_5f_emacs.Punctuation">)</text:span></text:p>
      <text:p text:style-name="P9"><text:span text:style-name="ch2_5f_emacs.Text"><text:s text:c="4"/></text:span><text:span text:style-name="ch2_5f_emacs.Keyword">else</text:span><text:span text:style-name="ch2_5f_emacs.Punctuation">:</text:span></text:p>
      <text:p text:style-name="P9"><text:span text:style-name="ch2_5f_emacs.Text"><text:s text:c="8"/></text:span><text:span text:style-name="ch2_5f_emacs.Name.Builtin">print</text:span><text:span text:style-name="ch2_5f_emacs.Punctuation">(</text:span><text:span text:style-name="ch2_5f_emacs.Literal.String.Double">"ist Container Nr."</text:span><text:span text:style-name="ch2_5f_emacs.Text"> </text:span><text:span text:style-name="ch2_5f_emacs.Operator">+</text:span><text:span text:style-name="ch2_5f_emacs.Text"> </text:span><text:span text:style-name="ch2_5f_emacs.Name">schwerster_container</text:span><text:span text:style-name="ch2_5f_emacs.Punctuation">)</text:span></text:p>
      <text:h text:style-name="P41" text:outline-level="1"/>
      <text:h text:style-name="P42" text:outline-level="1">Beispiele:</text:h>
      <text:h text:style-name="P45" text:outline-level="2">Beispieldatei container0.txt:</text:h>
      <text:p text:style-name="P30">Der Inhalt der Datei container0.txt besteht aus den folgenden Zeilen:</text:p>
      <text:p text:style-name="P10">4 1</text:p>
      <text:p text:style-name="P10">3 2</text:p>
      <text:p text:style-name="P10">5 2</text:p>
      <text:p text:style-name="P10">5 1</text:p>
      <text:p text:style-name="P30">Die werden als Liste eingelesen:</text:p>
      <text:p text:style-name="P13"><text:span text:style-name="ch2_5f_emacs.Punctuation"><text:span text:style-name="T22">[</text:span></text:span><text:span text:style-name="ch2_5f_emacs.Literal.Number.Integer"><text:span text:style-name="T22">4</text:span></text:span><text:span text:style-name="ch2_5f_emacs.Punctuation"><text:span text:style-name="T22">,</text:span></text:span><text:span text:style-name="ch2_5f_emacs.Text"><text:span text:style-name="T22"> </text:span></text:span><text:span text:style-name="ch2_5f_emacs.Literal.Number.Integer"><text:span text:style-name="T22">1</text:span></text:span><text:span text:style-name="ch2_5f_emacs.Punctuation"><text:span text:style-name="T22">],</text:span></text:span><text:span text:style-name="ch2_5f_emacs.Text"><text:span text:style-name="T22"> </text:span></text:span><text:span text:style-name="ch2_5f_emacs.Punctuation"><text:span text:style-name="T22">[</text:span></text:span><text:span text:style-name="ch2_5f_emacs.Literal.Number.Integer"><text:span text:style-name="T22">3</text:span></text:span><text:span text:style-name="ch2_5f_emacs.Punctuation"><text:span text:style-name="T22">,</text:span></text:span><text:span text:style-name="ch2_5f_emacs.Text"><text:span text:style-name="T22"> </text:span></text:span><text:span text:style-name="ch2_5f_emacs.Literal.Number.Integer"><text:span text:style-name="T22">2</text:span></text:span><text:span text:style-name="ch2_5f_emacs.Punctuation"><text:span text:style-name="T22">],</text:span></text:span><text:span text:style-name="ch2_5f_emacs.Text"><text:span text:style-name="T22"> </text:span></text:span><text:span text:style-name="ch2_5f_emacs.Punctuation"><text:span text:style-name="T22">[</text:span></text:span><text:span text:style-name="ch2_5f_emacs.Literal.Number.Integer"><text:span text:style-name="T22">5</text:span></text:span><text:span text:style-name="ch2_5f_emacs.Punctuation"><text:span text:style-name="T22">,</text:span></text:span><text:span text:style-name="ch2_5f_emacs.Text"><text:span text:style-name="T22"> </text:span></text:span><text:span text:style-name="ch2_5f_emacs.Literal.Number.Integer"><text:span text:style-name="T22">2</text:span></text:span><text:span text:style-name="ch2_5f_emacs.Punctuation"><text:span text:style-name="T22">],</text:span></text:span><text:span text:style-name="ch2_5f_emacs.Text"><text:span text:style-name="T22"> </text:span></text:span><text:span text:style-name="ch2_5f_emacs.Punctuation"><text:span text:style-name="T22">[</text:span></text:span><text:span text:style-name="ch2_5f_emacs.Literal.Number.Integer"><text:span text:style-name="T22">5</text:span></text:span><text:span text:style-name="ch2_5f_emacs.Punctuation"><text:span text:style-name="T22">,</text:span></text:span><text:span text:style-name="ch2_5f_emacs.Text"><text:span text:style-name="T22"> </text:span></text:span><text:span text:style-name="ch2_5f_emacs.Literal.Number.Integer"><text:span text:style-name="T22">1</text:span></text:span><text:span text:style-name="ch2_5f_emacs.Punctuation"><text:span text:style-name="T22">]</text:span></text:span></text:p>
      <text:p text:style-name="P30">Die Funktion <text:span text:style-name="T22">such_den_schwersten() </text:span>geht nun über alle Paare:</text:p>
      <text:p text:style-name="P10">1. 4 &gt; 1</text:p>
      <text:p text:style-name="P19"><text:span text:style-name="T57">Die beiden </text:span><text:span text:style-name="ch2_5f_emacs.Name"><text:span text:style-name="T53">sets</text:span></text:span><text:span text:style-name="ch2_5f_emacs.Text"><text:span text:style-name="T53"> </text:span></text:span><text:span text:style-name="ch2_5f_emacs.Name"><text:span text:style-name="T34">gross_container</text:span></text:span><text:span text:style-name="ch2_5f_emacs.Text"><text:span text:style-name="T53"> </text:span></text:span><text:span text:style-name="ch2_5f_emacs.Name"><text:span text:style-name="T53">und</text:span></text:span><text:span text:style-name="ch2_5f_emacs.Text"><text:span text:style-name="T53"> </text:span></text:span><text:span text:style-name="ch2_5f_emacs.Name"><text:span text:style-name="T34">klein_container s</text:span></text:span><text:span text:style-name="ch2_5f_emacs.Name"><text:span text:style-name="T53">ind noch leer. Deshalb geht 4 in </text:span></text:span><text:span text:style-name="ch2_5f_emacs.Name"><text:span text:style-name="T34">gross_container </text:span></text:span><text:span text:style-name="ch2_5f_emacs.Name"><text:span text:style-name="T53">und 1 in </text:span></text:span><text:span text:style-name="ch2_5f_emacs.Name"><text:span text:style-name="T34">klein_container</text:span></text:span><text:span text:style-name="ch2_5f_emacs.Name"><text:span text:style-name="T53">:</text:span></text:span></text:p>
      <text:p text:style-name="P19"><text:span text:style-name="ch2_5f_emacs.Name"><text:span text:style-name="T34">gross_container = {</text:span></text:span><text:span text:style-name="ch2_5f_emacs.Name"><text:span text:style-name="T36">4</text:span></text:span><text:span text:style-name="ch2_5f_emacs.Name"><text:span text:style-name="T34">}</text:span></text:span></text:p>
      <text:p text:style-name="P19"><text:span text:style-name="ch2_5f_emacs.Name"><text:span text:style-name="T34">klein_container = {</text:span></text:span><text:span text:style-name="ch2_5f_emacs.Name"><text:span text:style-name="T36">1</text:span></text:span><text:span text:style-name="ch2_5f_emacs.Name"><text:span text:style-name="T34">}</text:span></text:span></text:p>
      <text:p text:style-name="P19"><text:span text:style-name="ch2_5f_emacs.Name"><text:span text:style-name="T34">2. 3 &gt; 2</text:span></text:span></text:p>
      <text:p text:style-name="P19"><text:span text:style-name="ch2_5f_emacs.Name"><text:span text:style-name="T53">Weder 3 noch 2 sind bisher aufgetaucht, daher sortieren wir sie in </text:span></text:span><text:span text:style-name="ch2_5f_emacs.Name"><text:span text:style-name="T34">gross_container</text:span></text:span><text:span text:style-name="ch2_5f_emacs.Name"><text:span text:style-name="T53"> und </text:span></text:span><text:span text:style-name="ch2_5f_emacs.Name"><text:span text:style-name="T34">klein_container</text:span></text:span><text:span text:style-name="ch2_5f_emacs.Name"><text:span text:style-name="T53">:</text:span></text:span></text:p>
      <text:p text:style-name="P19"><text:span text:style-name="ch2_5f_emacs.Name"><text:span text:style-name="T34">gross_container = {4, </text:span></text:span><text:span text:style-name="ch2_5f_emacs.Name"><text:span text:style-name="T36">3</text:span></text:span><text:span text:style-name="ch2_5f_emacs.Name"><text:span text:style-name="T34">}</text:span></text:span></text:p>
      <text:p text:style-name="P19"><text:span text:style-name="ch2_5f_emacs.Name"><text:span text:style-name="T34">klein_container = {1, </text:span></text:span><text:span text:style-name="ch2_5f_emacs.Name"><text:span text:style-name="T36">2</text:span></text:span><text:span text:style-name="ch2_5f_emacs.Name"><text:span text:style-name="T34">}</text:span></text:span></text:p>
      <text:p text:style-name="P19"><text:span text:style-name="ch2_5f_emacs.Name"><text:span text:style-name="T34">3. 5 &gt; 2</text:span></text:span></text:p>
      <text:p text:style-name="P20"><text:span text:style-name="ch2_5f_emacs.Name"><text:span text:style-name="T53">2 ist in </text:span></text:span><text:span text:style-name="ch2_5f_emacs.Name"><text:span text:style-name="T34">klein_container</text:span></text:span><text:span text:style-name="ch2_5f_emacs.Name"><text:span text:style-name="T53">, </text:span></text:span><text:span text:style-name="ch2_5f_emacs.Name"><text:span text:style-name="T54">was aber keine auswirkung hat, weil das zufügen einer weiteren 2 keine Auswirkung auf das set hat. 5 ist weder in</text:span></text:span><text:span text:style-name="ch2_5f_emacs.Name"><text:span text:style-name="T35"> klein_container</text:span></text:span><text:span text:style-name="ch2_5f_emacs.Name"><text:span text:style-name="T54"> noch in</text:span></text:span><text:span text:style-name="ch2_5f_emacs.Name"><text:span text:style-name="T35"> gross_container</text:span></text:span><text:span text:style-name="ch2_5f_emacs.Name"><text:span text:style-name="T54">. Deshalb kommt die 5 in</text:span></text:span><text:span text:style-name="ch2_5f_emacs.Name"><text:span text:style-name="T35"> gross_container</text:span></text:span><text:span text:style-name="ch2_5f_emacs.Name"><text:span text:style-name="T54"> :</text:span></text:span></text:p>
      <text:p text:style-name="P20"><text:span text:style-name="ch2_5f_emacs.Name"><text:span text:style-name="T34">gross_container = {4, 3, </text:span></text:span><text:span text:style-name="ch2_5f_emacs.Name"><text:span text:style-name="T37">5</text:span></text:span><text:span text:style-name="ch2_5f_emacs.Name"><text:span text:style-name="T34">}</text:span></text:span></text:p>
      <text:p text:style-name="P20"><text:span text:style-name="ch2_5f_emacs.Name"><text:span text:style-name="T34">klein_container = {1, 2</text:span></text:span><text:span text:style-name="ch2_5f_emacs.Name"><text:span text:style-name="T35">(</text:span></text:span><text:span text:style-name="ch2_5f_emacs.Name"><text:span text:style-name="T37">2</text:span></text:span><text:span text:style-name="ch2_5f_emacs.Name"><text:span text:style-name="T35">)</text:span></text:span><text:span text:style-name="ch2_5f_emacs.Name"><text:span text:style-name="T34">}</text:span></text:span></text:p>
      <text:p text:style-name="P20"><text:span text:style-name="ch2_5f_emacs.Name"><text:span text:style-name="T35">4. 5 &gt; 1</text:span></text:span></text:p>
      <text:p text:style-name="P20"><text:span text:style-name="ch2_5f_emacs.Name"><text:span text:style-name="T35"/></text:span></text:p>
      <text:p text:style-name="P20"><text:span text:style-name="ch2_5f_emacs.Name"><text:span text:style-name="T54">1 ist ja schon in k</text:span></text:span><text:span text:style-name="ch2_5f_emacs.Name"><text:span text:style-name="T35">lein_container</text:span></text:span><text:span text:style-name="ch2_5f_emacs.Name"><text:span text:style-name="T54">. Und 5 schon in </text:span></text:span><text:span text:style-name="ch2_5f_emacs.Name"><text:span text:style-name="T35">gross_container</text:span></text:span><text:span text:style-name="ch2_5f_emacs.Name"><text:span text:style-name="T54">. Es ändert sich nichts:</text:span></text:span></text:p>
      <text:p text:style-name="P20"><text:span text:style-name="ch2_5f_emacs.Name"><text:span text:style-name="T34">gross_container = {4, 3, </text:span></text:span><text:span text:style-name="ch2_5f_emacs.Name"><text:span text:style-name="T35">5(</text:span></text:span><text:span text:style-name="ch2_5f_emacs.Name"><text:span text:style-name="T37">5</text:span></text:span><text:span text:style-name="ch2_5f_emacs.Name"><text:span text:style-name="T35">)</text:span></text:span><text:span text:style-name="ch2_5f_emacs.Name"><text:span text:style-name="T34">}</text:span></text:span></text:p>
      <text:p text:style-name="P20"><text:span text:style-name="ch2_5f_emacs.Name"><text:span text:style-name="T34">klein_container = {1</text:span></text:span><text:span text:style-name="ch2_5f_emacs.Name"><text:span text:style-name="T35">(</text:span></text:span><text:span text:style-name="ch2_5f_emacs.Name"><text:span text:style-name="T37">1</text:span></text:span><text:span text:style-name="ch2_5f_emacs.Name"><text:span text:style-name="T35">)</text:span></text:span><text:span text:style-name="ch2_5f_emacs.Name"><text:span text:style-name="T34">, 2</text:span></text:span><text:span text:style-name="ch2_5f_emacs.Name"><text:span text:style-name="T35">(2)</text:span></text:span><text:span text:style-name="ch2_5f_emacs.Name"><text:span text:style-name="T34">}</text:span></text:span></text:p>
      <text:p text:style-name="P20"><text:span text:style-name="ch2_5f_emacs.Name"><text:span text:style-name="T54">In </text:span></text:span><text:span text:style-name="ch2_5f_emacs.Name"><text:span text:style-name="T35">gross_container</text:span></text:span><text:span text:style-name="ch2_5f_emacs.Name"><text:span text:style-name="T54"> sind Container 4, 3 und 5. Das heißt, dass man es nicht berechnen kann:</text:span></text:span></text:p>
      <text:p text:style-name="P20"><text:span text:style-name="ch2_5f_emacs.Name"><text:span text:style-name="T34">gross_container = </text:span></text:span><text:span text:style-name="ch2_5f_emacs.Name"><text:span text:style-name="T44">{4, 3, </text:span></text:span><text:span text:style-name="ch2_5f_emacs.Name"><text:span text:style-name="T45">5(5)</text:span></text:span><text:span text:style-name="ch2_5f_emacs.Name"><text:span text:style-name="T44">}</text:span></text:span></text:p>
      <text:h text:style-name="P43" text:outline-level="2"><text:span text:style-name="ch2_5f_emacs.Name"/></text:h>
      <text:h text:style-name="P47" text:outline-level="2"><text:span text:style-name="ch2_5f_emacs.Name"><text:span text:style-name="T58">Beispieldatei container1.txt:</text:span></text:span></text:h>
      <text:p text:style-name="P31"><text:span text:style-name="ch2_5f_emacs.Name">Der Inhalt der Datei container</text:span><text:span text:style-name="ch2_5f_emacs.Name"><text:span text:style-name="T58">1</text:span></text:span><text:span text:style-name="ch2_5f_emacs.Name">.txt besteht aus den folgenden Zeilen:</text:span></text:p>
      <text:p text:style-name="P31"><text:span text:style-name="ch2_5f_emacs.Name"><text:span text:style-name="T22">3 1</text:span></text:span></text:p>
      <text:p text:style-name="P31"><text:span text:style-name="ch2_5f_emacs.Name"><text:span text:style-name="T22">4 1</text:span></text:span></text:p>
      <text:p text:style-name="P31"><text:span text:style-name="ch2_5f_emacs.Name"><text:span text:style-name="T22">3 2</text:span></text:span></text:p>
      <text:p text:style-name="P31"><text:span text:style-name="ch2_5f_emacs.Name"><text:span text:style-name="T22">4 2</text:span></text:span></text:p>
      <text:p text:style-name="P31"><text:span text:style-name="ch2_5f_emacs.Name"><text:span text:style-name="T22">4 3</text:span></text:span></text:p>
      <text:p text:style-name="P31"><text:span text:style-name="ch2_5f_emacs.Name"><text:span text:style-name="T22">2 1</text:span></text:span></text:p>
      <text:p text:style-name="P31"><text:span text:style-name="ch2_5f_emacs.Name">Die werden als Liste eingelesen:</text:span></text:p>
      <text:p text:style-name="P31"><text:span text:style-name="ch2_5f_emacs.Name"><text:span text:style-name="T58">[3, 1], [4, 1], [3, 2], [4, 2], [4, 3], [2, 1]</text:span></text:span></text:p>
      <text:p text:style-name="P31"><text:span text:style-name="ch2_5f_emacs.Name">Die Funktion </text:span><text:span text:style-name="ch2_5f_emacs.Name"><text:span text:style-name="T22">such_den_schwersten() </text:span></text:span><text:span text:style-name="ch2_5f_emacs.Name">geht nun über alle Paare:</text:span></text:p>
      <text:p text:style-name="P31"><text:span text:style-name="ch2_5f_emacs.Name"><text:span text:style-name="T48">1. 3 &gt; 1</text:span></text:span></text:p>
      <text:p text:style-name="P31"><text:span text:style-name="ch2_5f_emacs.Name">Die beiden </text:span><text:span text:style-name="ch2_5f_emacs.Name"><text:span text:style-name="T12">sets</text:span></text:span><text:span text:style-name="ch2_5f_emacs.Text"><text:span text:style-name="T12"> </text:span></text:span><text:span text:style-name="ch2_5f_emacs.Name"><text:span text:style-name="T23">gross_container</text:span></text:span><text:span text:style-name="ch2_5f_emacs.Text"><text:span text:style-name="T12"> </text:span></text:span><text:span text:style-name="ch2_5f_emacs.Name"><text:span text:style-name="T12">und</text:span></text:span><text:span text:style-name="ch2_5f_emacs.Text"><text:span text:style-name="T12"> </text:span></text:span><text:span text:style-name="ch2_5f_emacs.Name"><text:span text:style-name="T23">klein_container s</text:span></text:span><text:span text:style-name="ch2_5f_emacs.Name"><text:span text:style-name="T12">ind noch leer. Deshalb geht </text:span></text:span><text:span text:style-name="ch2_5f_emacs.Name"><text:span text:style-name="T19">3</text:span></text:span><text:span text:style-name="ch2_5f_emacs.Name"><text:span text:style-name="T12"> in </text:span></text:span><text:span text:style-name="ch2_5f_emacs.Name"><text:span text:style-name="T23">gross_container </text:span></text:span><text:span text:style-name="ch2_5f_emacs.Name"><text:span text:style-name="T12">und 1 in </text:span></text:span><text:span text:style-name="ch2_5f_emacs.Name"><text:span text:style-name="T23">klein_container</text:span></text:span><text:span text:style-name="ch2_5f_emacs.Name"><text:span text:style-name="T12">:</text:span></text:span></text:p>
      <text:p text:style-name="P31"><text:span text:style-name="ch2_5f_emacs.Name"><text:span text:style-name="T41">gross_container = {</text:span></text:span><text:span text:style-name="ch2_5f_emacs.Name"><text:span text:style-name="T38">3</text:span></text:span><text:span text:style-name="ch2_5f_emacs.Name"><text:span text:style-name="T41">}</text:span></text:span></text:p>
      <text:p text:style-name="P31"><text:span text:style-name="ch2_5f_emacs.Name"><text:span text:style-name="T41">klein_container = {</text:span></text:span><text:span text:style-name="ch2_5f_emacs.Name"><text:span text:style-name="T38">1</text:span></text:span><text:span text:style-name="ch2_5f_emacs.Name"><text:span text:style-name="T41">}</text:span></text:span></text:p>
      <text:p text:style-name="P31"><text:span text:style-name="ch2_5f_emacs.Name"><text:span text:style-name="T41">2. 4 &gt; 1</text:span></text:span></text:p>
      <text:p text:style-name="P31"><text:span text:style-name="ch2_5f_emacs.Name"><text:span text:style-name="T19">1 ist schon in </text:span></text:span><text:span text:style-name="ch2_5f_emacs.Name"><text:span text:style-name="T41">klein</text:span></text:span><text:span text:style-name="ch2_5f_emacs.Name"><text:span text:style-name="T23">_container</text:span></text:span><text:span text:style-name="ch2_5f_emacs.Name"><text:span text:style-name="T12">. </text:span></text:span><text:span text:style-name="ch2_5f_emacs.Name"><text:span text:style-name="T19">Deswegen geht 4 einfach in </text:span></text:span><text:span text:style-name="ch2_5f_emacs.Name"><text:span text:style-name="T42">gross</text:span></text:span><text:span text:style-name="ch2_5f_emacs.Name"><text:span text:style-name="T41">_container</text:span></text:span><text:span text:style-name="ch2_5f_emacs.Name"><text:span text:style-name="T19">:</text:span></text:span></text:p>
      <text:p text:style-name="P31"><text:span text:style-name="ch2_5f_emacs.Name"><text:span text:style-name="T41">gross_container = {3, </text:span></text:span><text:span text:style-name="ch2_5f_emacs.Name"><text:span text:style-name="T38">4</text:span></text:span><text:span text:style-name="ch2_5f_emacs.Name"><text:span text:style-name="T41">}</text:span></text:span></text:p>
      <text:p text:style-name="P31"><text:span text:style-name="ch2_5f_emacs.Name"><text:span text:style-name="T41">klein_container = {1(</text:span></text:span><text:span text:style-name="ch2_5f_emacs.Name"><text:span text:style-name="T38">1</text:span></text:span><text:span text:style-name="ch2_5f_emacs.Name"><text:span text:style-name="T41">)}</text:span></text:span></text:p>
      <text:p text:style-name="P31"><text:span text:style-name="ch2_5f_emacs.Name"><text:span text:style-name="T41">3. 3 &gt; 2</text:span></text:span></text:p>
      <text:p text:style-name="P32"><text:span text:style-name="ch2_5f_emacs.Name"><text:span text:style-name="T20">3</text:span></text:span><text:span text:style-name="ch2_5f_emacs.Name"><text:span text:style-name="T19"> ist schon in </text:span></text:span><text:span text:style-name="ch2_5f_emacs.Name"><text:span text:style-name="T20">g</text:span></text:span><text:span text:style-name="ch2_5f_emacs.Name"><text:span text:style-name="T42">ross</text:span></text:span><text:span text:style-name="ch2_5f_emacs.Name"><text:span text:style-name="T23">_container</text:span></text:span><text:span text:style-name="ch2_5f_emacs.Name"><text:span text:style-name="T12">. </text:span></text:span><text:span text:style-name="ch2_5f_emacs.Name"><text:span text:style-name="T19">Deswegen geht </text:span></text:span><text:span text:style-name="ch2_5f_emacs.Name"><text:span text:style-name="T20">2</text:span></text:span><text:span text:style-name="ch2_5f_emacs.Name"><text:span text:style-name="T19"> einfach in </text:span></text:span><text:span text:style-name="ch2_5f_emacs.Name"><text:span text:style-name="T20">k</text:span></text:span><text:span text:style-name="ch2_5f_emacs.Name"><text:span text:style-name="T42">lein</text:span></text:span><text:span text:style-name="ch2_5f_emacs.Name"><text:span text:style-name="T41">_container</text:span></text:span><text:span text:style-name="ch2_5f_emacs.Name"><text:span text:style-name="T19">:</text:span></text:span></text:p>
      <text:p text:style-name="Text_20_body"><text:span text:style-name="ch2_5f_emacs.Name"><text:span text:style-name="T23">gross_container = {3</text:span></text:span><text:span text:style-name="ch2_5f_emacs.Name"><text:span text:style-name="T42">(</text:span></text:span><text:span text:style-name="ch2_5f_emacs.Name"><text:span text:style-name="T39">3</text:span></text:span><text:span text:style-name="ch2_5f_emacs.Name"><text:span text:style-name="T42">)</text:span></text:span><text:span text:style-name="ch2_5f_emacs.Name"><text:span text:style-name="T23">, 4}</text:span></text:span></text:p>
      <text:p text:style-name="Text_20_body"><text:span text:style-name="ch2_5f_emacs.Name"><text:span text:style-name="T23">klein_container = {1(1), </text:span></text:span><text:span text:style-name="ch2_5f_emacs.Name"><text:span text:style-name="T39">2</text:span></text:span><text:span text:style-name="ch2_5f_emacs.Name"><text:span text:style-name="T23">}</text:span></text:span></text:p>
      <text:p text:style-name="Text_20_body"><text:span text:style-name="ch2_5f_emacs.Name"><text:span text:style-name="T42">4</text:span></text:span><text:span text:style-name="ch2_5f_emacs.Name"><text:span text:style-name="T23">. </text:span></text:span><text:span text:style-name="ch2_5f_emacs.Name"><text:span text:style-name="T42">4</text:span></text:span><text:span text:style-name="ch2_5f_emacs.Name"><text:span text:style-name="T23"> &gt; 2</text:span></text:span></text:p>
      <text:p text:style-name="P32"><text:span text:style-name="ch2_5f_emacs.Name"><text:span text:style-name="T20">4</text:span></text:span><text:span text:style-name="ch2_5f_emacs.Name"><text:span text:style-name="T19"> ist schon in </text:span></text:span><text:span text:style-name="ch2_5f_emacs.Name"><text:span text:style-name="T42">gross</text:span></text:span><text:span text:style-name="ch2_5f_emacs.Name"><text:span text:style-name="T23">_container</text:span></text:span><text:span text:style-name="ch2_5f_emacs.Name"><text:span text:style-name="T12">. </text:span></text:span><text:span text:style-name="ch2_5f_emacs.Name"><text:span text:style-name="T20">2</text:span></text:span><text:span text:style-name="ch2_5f_emacs.Name"><text:span text:style-name="T19"> </text:span></text:span><text:span text:style-name="ch2_5f_emacs.Name"><text:span text:style-name="T20">schon</text:span></text:span><text:span text:style-name="ch2_5f_emacs.Name"><text:span text:style-name="T19"> in </text:span></text:span><text:span text:style-name="ch2_5f_emacs.Name"><text:span text:style-name="T42">klein</text:span></text:span><text:span text:style-name="ch2_5f_emacs.Name"><text:span text:style-name="T41">_container</text:span></text:span><text:span text:style-name="ch2_5f_emacs.Name"><text:span text:style-name="T19">. </text:span></text:span><text:span text:style-name="ch2_5f_emacs.Name"><text:span text:style-name="T20">Nichts passiert</text:span></text:span><text:span text:style-name="ch2_5f_emacs.Name"><text:span text:style-name="T19">:</text:span></text:span></text:p>
      <text:p text:style-name="P34"><text:span text:style-name="ch2_5f_emacs.Name"><text:span text:style-name="T23">gross_container = {3</text:span></text:span><text:span text:style-name="ch2_5f_emacs.Name"><text:span text:style-name="T42">(3)</text:span></text:span><text:span text:style-name="ch2_5f_emacs.Name"><text:span text:style-name="T23">, 4</text:span></text:span><text:span text:style-name="ch2_5f_emacs.Name"><text:span text:style-name="T42">(</text:span></text:span><text:span text:style-name="ch2_5f_emacs.Name"><text:span text:style-name="T39">4</text:span></text:span><text:span text:style-name="ch2_5f_emacs.Name"><text:span text:style-name="T42">)</text:span></text:span><text:span text:style-name="ch2_5f_emacs.Name"><text:span text:style-name="T23">}</text:span></text:span></text:p>
      <text:p text:style-name="P34"><text:span text:style-name="ch2_5f_emacs.Name"><text:span text:style-name="T23">klein_container = {1(1), </text:span></text:span><text:span text:style-name="ch2_5f_emacs.Name"><text:span text:style-name="T42">2(</text:span></text:span><text:span text:style-name="ch2_5f_emacs.Name"><text:span text:style-name="T39">2</text:span></text:span><text:span text:style-name="ch2_5f_emacs.Name"><text:span text:style-name="T42">)</text:span></text:span><text:span text:style-name="ch2_5f_emacs.Name"><text:span text:style-name="T23">}</text:span></text:span></text:p>
      <text:p text:style-name="P32"><text:span text:style-name="ch2_5f_emacs.Name"><text:span text:style-name="T42">5</text:span></text:span><text:span text:style-name="ch2_5f_emacs.Name"><text:span text:style-name="T41">. </text:span></text:span><text:span text:style-name="ch2_5f_emacs.Name"><text:span text:style-name="T42">4</text:span></text:span><text:span text:style-name="ch2_5f_emacs.Name"><text:span text:style-name="T41"> &gt; </text:span></text:span><text:span text:style-name="ch2_5f_emacs.Name"><text:span text:style-name="T42">3</text:span></text:span></text:p>
      <text:p text:style-name="P21"><text:span text:style-name="ch2_5f_emacs.Name"><text:span text:style-name="T55">Jetzt kommt etwas anderes. 3 und 4 sind in </text:span></text:span><text:span text:style-name="ch2_5f_emacs.Name"><text:span text:style-name="T42">gross_container</text:span></text:span><text:span text:style-name="ch2_5f_emacs.Name"><text:span text:style-name="T55">. </text:span></text:span><text:span text:style-name="ch2_5f_emacs.Name"><text:span text:style-name="T56">Jetzt</text:span></text:span><text:span text:style-name="ch2_5f_emacs.Name"><text:span text:style-name="T55"> muss ich die 3 </text:span></text:span><text:span text:style-name="ch2_5f_emacs.Name"><text:span text:style-name="T56">aus</text:span></text:span><text:span text:style-name="ch2_5f_emacs.Name"><text:span text:style-name="T55"> </text:span></text:span><text:span text:style-name="ch2_5f_emacs.Name"><text:span text:style-name="T43">gross</text:span></text:span><text:span text:style-name="ch2_5f_emacs.Name"><text:span text:style-name="T42">_container</text:span></text:span><text:span text:style-name="ch2_5f_emacs.Name"><text:span text:style-name="T12"> herausnehmen, </text:span></text:span><text:span text:style-name="ch2_5f_emacs.Name"><text:span text:style-name="T21">weil 4 größer ist</text:span></text:span><text:span text:style-name="ch2_5f_emacs.Name"><text:span text:style-name="T55">:</text:span></text:span></text:p>
      <text:p text:style-name="P32"><text:span text:style-name="ch2_5f_emacs.Name"><text:span text:style-name="T20"/></text:span></text:p>
      <text:p text:style-name="P34"><text:span text:style-name="ch2_5f_emacs.Name"><text:span text:style-name="T23">gross_container = {</text:span></text:span><text:span text:style-name="ch2_5f_emacs.Name"><text:span text:style-name="T59">3</text:span></text:span><text:span text:style-name="ch2_5f_emacs.Name"><text:span text:style-name="T60">(3)</text:span></text:span><text:span text:style-name="ch2_5f_emacs.Name"><text:span text:style-name="T23">, 4</text:span></text:span><text:span text:style-name="ch2_5f_emacs.Name"><text:span text:style-name="T42">(4)</text:span></text:span><text:span text:style-name="ch2_5f_emacs.Name"><text:span text:style-name="T23">}</text:span></text:span></text:p>
      <text:p text:style-name="P34"><text:span text:style-name="ch2_5f_emacs.Name"><text:span text:style-name="T23">klein_container = {1(1), </text:span></text:span><text:span text:style-name="ch2_5f_emacs.Name"><text:span text:style-name="T42">2(2</text:span></text:span><text:span text:style-name="ch2_5f_emacs.Name"><text:span text:style-name="T43">), 3(3)</text:span></text:span><text:span text:style-name="ch2_5f_emacs.Name"><text:span text:style-name="T23">}</text:span></text:span></text:p>
      <text:p text:style-name="P32"><text:soft-page-break/><text:span text:style-name="ch2_5f_emacs.Name"><text:span text:style-name="T43">6</text:span></text:span><text:span text:style-name="ch2_5f_emacs.Name"><text:span text:style-name="T41">. </text:span></text:span><text:span text:style-name="ch2_5f_emacs.Name"><text:span text:style-name="T43">2</text:span></text:span><text:span text:style-name="ch2_5f_emacs.Name"><text:span text:style-name="T41"> &gt; </text:span></text:span><text:span text:style-name="ch2_5f_emacs.Name"><text:span text:style-name="T43">1</text:span></text:span></text:p>
      <text:p text:style-name="P33"><text:span text:style-name="ch2_5f_emacs.Name"><text:span text:style-name="T21">2 und 1 sind schon in </text:span></text:span><text:span text:style-name="ch2_5f_emacs.Name"><text:span text:style-name="T43">klein_container</text:span></text:span><text:span text:style-name="ch2_5f_emacs.Name"><text:span text:style-name="T21">. Deswegen müssen wir gar nichts machen:</text:span></text:span></text:p>
      <text:p text:style-name="P35"><text:span text:style-name="ch2_5f_emacs.Name"><text:span text:style-name="T23">gross_container = {4</text:span></text:span><text:span text:style-name="ch2_5f_emacs.Name"><text:span text:style-name="T42">(4)</text:span></text:span><text:span text:style-name="ch2_5f_emacs.Name"><text:span text:style-name="T23">}</text:span></text:span></text:p>
      <text:p text:style-name="P33"><text:span text:style-name="ch2_5f_emacs.Name"><text:span text:style-name="T43">klein_container = {1(1)(</text:span></text:span><text:span text:style-name="ch2_5f_emacs.Name"><text:span text:style-name="T40">1</text:span></text:span><text:span text:style-name="ch2_5f_emacs.Name"><text:span text:style-name="T43">), </text:span></text:span><text:span text:style-name="ch2_5f_emacs.Name"><text:span text:style-name="T42">2(2</text:span></text:span><text:span text:style-name="ch2_5f_emacs.Name"><text:span text:style-name="T43">)(</text:span></text:span><text:span text:style-name="ch2_5f_emacs.Name"><text:span text:style-name="T40">2</text:span></text:span><text:span text:style-name="ch2_5f_emacs.Name"><text:span text:style-name="T43">), 3(3)}</text:span></text:span></text:p>
      <text:p text:style-name="P33"><text:span text:style-name="ch2_5f_emacs.Name"><text:span text:style-name="T21">In </text:span></text:span><text:span text:style-name="ch2_5f_emacs.Name"><text:span text:style-name="T43">gross_container </text:span></text:span><text:span text:style-name="ch2_5f_emacs.Name"><text:span text:style-name="T21">ist nur die 4. Deswegen kann mann hier den schwersten berechnen:</text:span></text:span></text:p>
      <text:p text:style-name="P33"><text:span text:style-name="ch2_5f_emacs.Name"><text:span text:style-name="T43">gross_container = </text:span></text:span><text:span text:style-name="ch2_5f_emacs.Name"><text:span text:style-name="T46">{4</text:span></text:span><text:span text:style-name="ch2_5f_emacs.Name"><text:span text:style-name="T47">(4)</text:span></text:span><text:span text:style-name="ch2_5f_emacs.Name"><text:span text:style-name="T46">}</text:span></text:span></text:p>
      <text:p text:style-name="Title"><text:span text:style-name="ch2_5f_emacs.Name"/></text:p>
      <text:p text:style-name="Text_20_body"><text:span text:style-name="ch2_5f_emacs.Name"/></text:p>
      <text:p text:style-name="Text_20_body"><text:span text:style-name="ch2_5f_emacs.Name"/></text:p>
      <text:p text:style-name="Text_20_body"><text:span text:style-name="ch2_5f_emacs.Name"/></text:p>
      <text:p text:style-name="P38"><text:span text:style-name="ch2_5f_emacs.Name"><text:span text:style-name="T6">End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athJax_Typewriter" svg:font-family="MathJax_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0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h2_5f_emacs" style:display-name="ch2_emacs" style:family="text"/>
    <style:style style:name="ch2_5f_emacs.Keyword" style:display-name="ch2_emacs.Keyword" style:family="text" style:parent-style-name="ch2_5f_emacs">
      <style:text-properties fo:color="#aa22ff" fo:font-weight="bold"/>
    </style:style>
    <style:style style:name="ch2_5f_emacs.Name" style:display-name="ch2_emacs.Name" style:family="text" style:parent-style-name="ch2_5f_emacs"/>
    <style:style style:name="ch2_5f_emacs.Name.Function" style:display-name="ch2_emacs.Name.Function" style:family="text" style:parent-style-name="ch2_5f_emacs.Name">
      <style:text-properties fo:color="#00a000"/>
    </style:style>
    <style:style style:name="ch2_5f_emacs.Punctuation" style:display-name="ch2_emacs.Punctuation" style:family="text" style:parent-style-name="ch2_5f_emacs"/>
    <style:style style:name="ch2_5f_emacs.Text" style:display-name="ch2_emacs.Text" style:family="text" style:parent-style-name="ch2_5f_emacs"/>
    <style:style style:name="ch2_5f_emacs.Name.Builtin" style:display-name="ch2_emacs.Name.Builtin" style:family="text" style:parent-style-name="ch2_5f_emacs.Name">
      <style:text-properties fo:color="#aa22ff"/>
    </style:style>
    <style:style style:name="ch2_5f_emacs.Operator" style:display-name="ch2_emacs.Operator" style:family="text" style:parent-style-name="ch2_5f_emacs">
      <style:text-properties fo:color="#666666"/>
    </style:style>
    <style:style style:name="ch2_5f_emacs.Operator.Word" style:display-name="ch2_emacs.Operator.Word" style:family="text" style:parent-style-name="ch2_5f_emacs.Operator">
      <style:text-properties fo:color="#aa22ff" fo:font-weight="bold"/>
    </style:style>
    <style:style style:name="ch2_5f_emacs.Literal" style:display-name="ch2_emacs.Literal" style:family="text" style:parent-style-name="ch2_5f_emacs"/>
    <style:style style:name="ch2_5f_emacs.Literal.Number" style:display-name="ch2_emacs.Literal.Number" style:family="text" style:parent-style-name="ch2_5f_emacs.Literal">
      <style:text-properties fo:color="#666666"/>
    </style:style>
    <style:style style:name="ch2_5f_emacs.Literal.Number.Integer" style:display-name="ch2_emacs.Literal.Number.Integer" style:family="text" style:parent-style-name="ch2_5f_emacs.Literal.Number"/>
    <style:style style:name="ch2_5f_emacs.Literal.String" style:display-name="ch2_emacs.Literal.String" style:family="text" style:parent-style-name="ch2_5f_emacs.Literal">
      <style:text-properties fo:color="#bb4444"/>
    </style:style>
    <style:style style:name="ch2_5f_emacs.Literal.String.Escape" style:display-name="ch2_emacs.Literal.String.Escape" style:family="text" style:parent-style-name="ch2_5f_emacs.Literal.String">
      <style:text-properties fo:color="#bb6622" fo:font-weight="bold"/>
    </style:style>
    <style:style style:name="ch2_5f_emacs.Literal.String.Single" style:display-name="ch2_emacs.Literal.String.Single" style:family="text" style:parent-style-name="ch2_5f_emacs.Literal.String"/>
    <style:style style:name="ch2_5f_emacs.Literal.String.Double" style:display-name="ch2_emacs.Literal.String.Double" style:family="text" style:parent-style-name="ch2_5f_emacs.Literal.String"/>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ab-stops>
          <style:tab-stop style:position="8.5cm" style:type="center"/>
          <style:tab-stop style:position="17cm" style:type="right"/>
          <style:tab-stop style:position="17.013cm"/>
        </style:tab-stops>
      </style:paragraph-properties>
      <style:text-properties officeooo:rsid="001b487d" officeooo:paragraph-rsid="001b487d"/>
    </style:style>
    <style:style style:name="MT1" style:family="text">
      <style:text-properties officeooo:rsid="001e80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Niall Johann<text:tab/>Junioraufgabe 2<text:tab/>Jugendwettbewerb Informatik <text:span text:style-name="MT1">2022</text:span></text:p>
      </style:header>
      <style:footer>
        <text:p text:style-name="Footer"><text:tab/><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3T15:23:09.216655221</meta:creation-date>
    <dc:date>2022-11-19T17:06:12.385346574</dc:date>
    <meta:editing-duration>PT3H7M13S</meta:editing-duration>
    <meta:editing-cycles>11</meta:editing-cycles>
    <meta:generator>LibreOffice/6.4.7.2$Linux_AARCH64 LibreOffice_project/40$Build-2</meta:generator>
    <meta:document-statistic meta:table-count="0" meta:image-count="0" meta:object-count="0" meta:page-count="6" meta:paragraph-count="126" meta:word-count="1025" meta:character-count="6780" meta:non-whitespace-character-count="5704"/>
  </office:meta>
</office:document-meta>
</file>